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10.5819in"/>
    </style:style>
    <style:style style:name="Table1" style:family="table" style:master-page-name="MP0">
      <style:table-properties style:width="10.5819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7pt" style:font-size-asian="17pt" style:font-size-complex="17pt"/>
    </style:style>
    <style:style style:name="P7" style:parent-style-name="Standard" style:family="paragraph">
      <style:paragraph-properties fo:text-align="center" fo:margin-top="0.0173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T9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P10" style:parent-style-name="Standard" style:family="paragraph">
      <style:paragraph-properties fo:text-align="center" fo:margin-top="0.0069in"/>
    </style:style>
    <style:style style:name="T11" style:parent-style-name="Absatz-Standardschriftart" style:family="text">
      <style:text-properties fo:color="#BDD7EE" fo:font-size="7.5pt" style:font-size-asian="7.5pt" style:font-size-complex="7.5pt"/>
    </style:style>
    <style:style style:name="P12" style:parent-style-name="Standard" style:family="paragraph">
      <style:paragraph-properties fo:margin-top="0.0555in"/>
    </style:style>
    <style:style style:name="TableColumn14" style:family="table-column">
      <style:table-column-properties style:column-width="10.5819in"/>
    </style:style>
    <style:style style:name="Table13" style:family="table">
      <style:table-properties style:width="10.5819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104in solid #2E75B6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8" style:parent-style-name="Standard" style:family="paragraph">
      <style:paragraph-properties fo:margin-top="0.0208in"/>
    </style:style>
    <style:style style:name="T19" style:parent-style-name="Absatz-Standardschriftart" style:family="text">
      <style:text-properties fo:color="#1A1A1A" fo:font-size="8.5pt" style:font-size-asian="8.5pt" style:font-size-complex="8.5pt"/>
    </style:style>
    <style:style style:name="T20" style:parent-style-name="Absatz-Standardschriftart" style:family="text">
      <style:text-properties fo:color="#1A1A1A" fo:font-size="8.5pt" style:font-size-asian="8.5pt" style:font-size-complex="8.5pt"/>
    </style:style>
    <style:style style:name="T21" style:parent-style-name="Absatz-Standardschriftart" style:family="text">
      <style:text-properties fo:color="#1A1A1A" fo:font-size="8.5pt" style:font-size-asian="8.5pt" style:font-size-complex="8.5pt"/>
    </style:style>
    <style:style style:name="T22" style:parent-style-name="Absatz-Standardschriftart" style:family="text">
      <style:text-properties fo:color="#1A1A1A" fo:font-size="8.5pt" style:font-size-asian="8.5pt" style:font-size-complex="8.5pt"/>
    </style:style>
    <style:style style:name="T23" style:parent-style-name="Absatz-Standardschriftart" style:family="text">
      <style:text-properties fo:color="#1A1A1A" fo:font-size="8.5pt" style:font-size-asian="8.5pt" style:font-size-complex="8.5pt"/>
    </style:style>
    <style:style style:name="T24" style:parent-style-name="Absatz-Standardschriftart" style:family="text">
      <style:text-properties fo:color="#1A1A1A" fo:font-size="8.5pt" style:font-size-asian="8.5pt" style:font-size-complex="8.5pt"/>
    </style:style>
    <style:style style:name="T25" style:parent-style-name="Absatz-Standardschriftart" style:family="text">
      <style:text-properties fo:color="#1A1A1A" fo:font-size="8.5pt" style:font-size-asian="8.5pt" style:font-size-complex="8.5pt"/>
    </style:style>
    <style:style style:name="T26" style:parent-style-name="Absatz-Standardschriftart" style:family="text">
      <style:text-properties fo:color="#1A1A1A" fo:font-size="8.5pt" style:font-size-asian="8.5pt" style:font-size-complex="8.5pt"/>
    </style:style>
    <style:style style:name="T27" style:parent-style-name="Absatz-Standardschriftart" style:family="text">
      <style:text-properties fo:color="#1A1A1A" fo:font-size="8.5pt" style:font-size-asian="8.5pt" style:font-size-complex="8.5pt"/>
    </style:style>
    <style:style style:name="T28" style:parent-style-name="Absatz-Standardschriftart" style:family="text">
      <style:text-properties fo:color="#1A1A1A" fo:font-size="8.5pt" style:font-size-asian="8.5pt" style:font-size-complex="8.5pt"/>
    </style:style>
    <style:style style:name="T29" style:parent-style-name="Absatz-Standardschriftart" style:family="text">
      <style:text-properties fo:color="#1A1A1A" fo:font-size="8.5pt" style:font-size-asian="8.5pt" style:font-size-complex="8.5pt"/>
    </style:style>
    <style:style style:name="T30" style:parent-style-name="Absatz-Standardschriftart" style:family="text">
      <style:text-properties fo:color="#1A1A1A" fo:font-size="8.5pt" style:font-size-asian="8.5pt" style:font-size-complex="8.5pt"/>
    </style:style>
    <style:style style:name="T31" style:parent-style-name="Absatz-Standardschriftart" style:family="text">
      <style:text-properties fo:color="#1A1A1A" fo:font-size="8.5pt" style:font-size-asian="8.5pt" style:font-size-complex="8.5pt"/>
    </style:style>
    <style:style style:name="P32" style:parent-style-name="Standard" style:family="paragraph">
      <style:paragraph-properties fo:margin-top="0.0208in"/>
    </style:style>
    <style:style style:name="T3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4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4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2" style:parent-style-name="Standard" style:family="paragraph">
      <style:paragraph-properties fo:margin-top="0.0694in"/>
    </style:style>
    <style:style style:name="TableColumn44" style:family="table-column">
      <style:table-column-properties style:column-width="10.5819in"/>
    </style:style>
    <style:style style:name="Table43" style:family="table">
      <style:table-properties style:width="10.5819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47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48" style:parent-style-name="Standard" style:family="paragraph">
      <style:paragraph-properties fo:margin-top="0.0416in"/>
    </style:style>
    <style:style style:name="TableColumn50" style:family="table-column">
      <style:table-column-properties style:column-width="3.527in"/>
    </style:style>
    <style:style style:name="TableColumn51" style:family="table-column">
      <style:table-column-properties style:column-width="3.527in"/>
    </style:style>
    <style:style style:name="TableColumn52" style:family="table-column">
      <style:table-column-properties style:column-width="3.5277in"/>
    </style:style>
    <style:style style:name="Table49" style:family="table">
      <style:table-properties style:width="10.5819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5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5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5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58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59" style:parent-style-name="Absatz-Standardschriftart" style:family="text">
      <style:text-properties fo:font-size="11pt" style:font-size-asian="11pt" style:font-size-complex="11pt"/>
    </style:style>
    <style:style style:name="TableCell6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1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4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65" style:parent-style-name="Absatz-Standardschriftart" style:family="text">
      <style:text-properties fo:font-size="11pt" style:font-size-asian="11pt" style:font-size-complex="11pt"/>
    </style:style>
    <style:style style:name="TableCell6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70" style:parent-style-name="Absatz-Standardschriftart" style:family="text">
      <style:text-properties fo:font-size="11pt" style:font-size-asian="11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7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7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P77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78" style:parent-style-name="Absatz-Standardschriftart" style:family="text">
      <style:text-properties fo:font-size="11pt" style:font-size-asian="11pt" style:font-size-complex="11pt"/>
    </style:style>
    <style:style style:name="TableCell7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81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8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83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84" style:parent-style-name="Absatz-Standardschriftart" style:family="text">
      <style:text-properties fo:font-size="11pt" style:font-size-asian="11pt" style:font-size-complex="11pt"/>
    </style:style>
    <style:style style:name="TableCell8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8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87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88" style:parent-style-name="Absatz-Standardschriftart" style:family="text">
      <style:text-properties fo:font-size="11pt" style:font-size-asian="11pt" style:font-size-complex="11pt"/>
    </style:style>
    <style:style style:name="P89" style:parent-style-name="Standard" style:family="paragraph">
      <style:paragraph-properties fo:margin-top="0.0555in"/>
    </style:style>
    <style:style style:name="TableColumn91" style:family="table-column">
      <style:table-column-properties style:column-width="10.5819in"/>
    </style:style>
    <style:style style:name="Table90" style:family="table">
      <style:table-properties style:width="10.5819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7F6000" fo:background-color="#FFF2CC" style:writing-mode="lr-tb" fo:padding-top="0.0416in" fo:padding-left="0.0694in" fo:padding-bottom="0.0416in" fo:padding-right="0.0694in">
        <style:background-fill draw:fill="solid" draw:fill-color="#FFF2CC"/>
      </style:table-cell-properties>
    </style:style>
    <style:style style:name="T94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95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96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97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98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99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100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101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P102" style:parent-style-name="Standard" style:family="paragraph">
      <style:paragraph-properties fo:margin-top="0.0555in"/>
    </style:style>
    <style:style style:name="TableColumn104" style:family="table-column">
      <style:table-column-properties style:column-width="10.5819in"/>
    </style:style>
    <style:style style:name="Table103" style:family="table">
      <style:table-properties style:width="10.5819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107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108" style:parent-style-name="Standard" style:family="paragraph">
      <style:paragraph-properties fo:margin-top="0.0416in"/>
    </style:style>
    <style:style style:name="TableColumn110" style:family="table-column">
      <style:table-column-properties style:column-width="0.275in"/>
    </style:style>
    <style:style style:name="TableColumn111" style:family="table-column">
      <style:table-column-properties style:column-width="0.6951in"/>
    </style:style>
    <style:style style:name="TableColumn112" style:family="table-column">
      <style:table-column-properties style:column-width="0.7875in"/>
    </style:style>
    <style:style style:name="TableColumn113" style:family="table-column">
      <style:table-column-properties style:column-width="1.0368in"/>
    </style:style>
    <style:style style:name="TableColumn114" style:family="table-column">
      <style:table-column-properties style:column-width="0.9937in"/>
    </style:style>
    <style:style style:name="TableColumn115" style:family="table-column">
      <style:table-column-properties style:column-width="0.6333in"/>
    </style:style>
    <style:style style:name="TableColumn116" style:family="table-column">
      <style:table-column-properties style:column-width="1.559in"/>
    </style:style>
    <style:style style:name="TableColumn117" style:family="table-column">
      <style:table-column-properties style:column-width="0.6118in"/>
    </style:style>
    <style:style style:name="TableColumn118" style:family="table-column">
      <style:table-column-properties style:column-width="0.7812in"/>
    </style:style>
    <style:style style:name="TableColumn119" style:family="table-column">
      <style:table-column-properties style:column-width="1.2041in"/>
    </style:style>
    <style:style style:name="TableColumn120" style:family="table-column">
      <style:table-column-properties style:column-width="0.6152in"/>
    </style:style>
    <style:style style:name="Table109" style:family="table">
      <style:table-properties style:width="9.193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123" style:parent-style-name="Standard" style:family="paragraph">
      <style:paragraph-properties fo:text-align="center"/>
    </style:style>
    <style:style style:name="T12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2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26" style:parent-style-name="Standard" style:family="paragraph">
      <style:paragraph-properties fo:text-align="center"/>
    </style:style>
    <style:style style:name="T12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2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29" style:parent-style-name="Standard" style:family="paragraph">
      <style:paragraph-properties fo:text-align="center"/>
    </style:style>
    <style:style style:name="T130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3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32" style:parent-style-name="Standard" style:family="paragraph">
      <style:paragraph-properties fo:text-align="center"/>
    </style:style>
    <style:style style:name="T13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34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35" style:parent-style-name="Standard" style:family="paragraph">
      <style:paragraph-properties fo:text-align="center"/>
    </style:style>
    <style:style style:name="T136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3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3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39" style:parent-style-name="Standard" style:family="paragraph">
      <style:paragraph-properties fo:text-align="center"/>
    </style:style>
    <style:style style:name="T140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41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142" style:parent-style-name="Standard" style:family="paragraph">
      <style:paragraph-properties fo:text-align="center"/>
    </style:style>
    <style:style style:name="T14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4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45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46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47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148" style:parent-style-name="Standard" style:family="paragraph">
      <style:paragraph-properties fo:text-align="center"/>
    </style:style>
    <style:style style:name="T149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50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151" style:parent-style-name="Standard" style:family="paragraph">
      <style:paragraph-properties fo:text-align="center"/>
    </style:style>
    <style:style style:name="T152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5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5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57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58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159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160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161" style:parent-style-name="Standard" style:family="paragraph">
      <style:paragraph-properties fo:text-align="center"/>
    </style:style>
    <style:style style:name="T162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5" style:parent-style-name="Standard" style:family="paragraph">
      <style:paragraph-properties fo:text-align="center"/>
    </style:style>
    <style:style style:name="T166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ableCell16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8" style:parent-style-name="Standard" style:family="paragraph">
      <style:paragraph-properties fo:text-align="center"/>
    </style:style>
    <style:style style:name="T169" style:parent-style-name="Absatz-Standardschriftart" style:family="text">
      <style:text-properties fo:color="#1A1A1A" fo:font-size="8pt" style:font-size-asian="8pt" style:font-size-complex="8pt"/>
    </style:style>
    <style:style style:name="TableCell17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1" style:parent-style-name="Absatz-Standardschriftart" style:family="text">
      <style:text-properties fo:color="#595959" fo:font-size="7.5pt" style:font-size-asian="7.5pt" style:font-size-complex="7.5pt"/>
    </style:style>
    <style:style style:name="TableCell17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3" style:parent-style-name="Absatz-Standardschriftart" style:family="text">
      <style:text-properties fo:color="#1A1A1A" fo:font-size="7.5pt" style:font-size-asian="7.5pt" style:font-size-complex="7.5pt"/>
    </style:style>
    <style:style style:name="TableCell17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5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17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7" style:parent-style-name="Standard" style:family="paragraph">
      <style:paragraph-properties fo:text-align="end"/>
    </style:style>
    <style:style style:name="T178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17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18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18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Cell183" style:family="table-cell">
      <style:table-cell-properties fo:border="0.0069in solid #CCCCCC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184" style:parent-style-name="Standard" style:family="paragraph">
      <style:paragraph-properties fo:text-align="center"/>
    </style:style>
    <style:style style:name="T185" style:parent-style-name="Absatz-Standardschriftart" style:family="text">
      <style:text-properties fo:font-weight="bold" style:font-weight-asian="bold" style:font-weight-complex="bold" fo:color="#C55A11" fo:font-size="7pt" style:font-size-asian="7pt" style:font-size-complex="7pt"/>
    </style:style>
    <style:style style:name="TableCell18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ableCell18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8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189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190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ableCell19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2" style:parent-style-name="Standard" style:family="paragraph">
      <style:paragraph-properties fo:text-align="center"/>
    </style:style>
    <style:style style:name="T193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6" style:parent-style-name="Standard" style:family="paragraph">
      <style:paragraph-properties fo:text-align="center"/>
    </style:style>
    <style:style style:name="T197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ableCell19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9" style:parent-style-name="Standard" style:family="paragraph">
      <style:paragraph-properties fo:text-align="center"/>
    </style:style>
    <style:style style:name="T200" style:parent-style-name="Absatz-Standardschriftart" style:family="text">
      <style:text-properties fo:color="#1A1A1A" fo:font-size="8pt" style:font-size-asian="8pt" style:font-size-complex="8pt"/>
    </style:style>
    <style:style style:name="TableCell20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2" style:parent-style-name="Absatz-Standardschriftart" style:family="text">
      <style:text-properties fo:color="#595959" fo:font-size="7.5pt" style:font-size-asian="7.5pt" style:font-size-complex="7.5pt"/>
    </style:style>
    <style:style style:name="TableCell20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4" style:parent-style-name="Absatz-Standardschriftart" style:family="text">
      <style:text-properties fo:color="#1A1A1A" fo:font-size="7.5pt" style:font-size-asian="7.5pt" style:font-size-complex="7.5pt"/>
    </style:style>
    <style:style style:name="TableCell20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6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20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08" style:parent-style-name="Standard" style:family="paragraph">
      <style:paragraph-properties fo:text-align="end"/>
    </style:style>
    <style:style style:name="T209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21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1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21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21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Cell214" style:family="table-cell">
      <style:table-cell-properties fo:border="0.0069in solid #CCCCCC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215" style:parent-style-name="Standard" style:family="paragraph">
      <style:paragraph-properties fo:text-align="center"/>
    </style:style>
    <style:style style:name="T216" style:parent-style-name="Absatz-Standardschriftart" style:family="text">
      <style:text-properties fo:font-weight="bold" style:font-weight-asian="bold" style:font-weight-complex="bold" fo:color="#A00000" fo:font-size="7pt" style:font-size-asian="7pt" style:font-size-complex="7pt"/>
    </style:style>
    <style:style style:name="TableCell21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ableCell21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19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220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221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ableCell22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23" style:parent-style-name="Standard" style:family="paragraph">
      <style:paragraph-properties fo:text-align="center"/>
    </style:style>
    <style:style style:name="T224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27" style:parent-style-name="Standard" style:family="paragraph">
      <style:paragraph-properties fo:text-align="center"/>
    </style:style>
    <style:style style:name="T228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ableCell22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30" style:parent-style-name="Standard" style:family="paragraph">
      <style:paragraph-properties fo:text-align="center"/>
    </style:style>
    <style:style style:name="T231" style:parent-style-name="Absatz-Standardschriftart" style:family="text">
      <style:text-properties fo:color="#1A1A1A" fo:font-size="8pt" style:font-size-asian="8pt" style:font-size-complex="8pt"/>
    </style:style>
    <style:style style:name="TableCell23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3" style:parent-style-name="Absatz-Standardschriftart" style:family="text">
      <style:text-properties fo:color="#595959" fo:font-size="7.5pt" style:font-size-asian="7.5pt" style:font-size-complex="7.5pt"/>
    </style:style>
    <style:style style:name="TableCell23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5" style:parent-style-name="Absatz-Standardschriftart" style:family="text">
      <style:text-properties fo:color="#1A1A1A" fo:font-size="7.5pt" style:font-size-asian="7.5pt" style:font-size-complex="7.5pt"/>
    </style:style>
    <style:style style:name="TableCell23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23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39" style:parent-style-name="Standard" style:family="paragraph">
      <style:paragraph-properties fo:text-align="end"/>
    </style:style>
    <style:style style:name="T240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24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4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24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24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245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Cell246" style:family="table-cell">
      <style:table-cell-properties fo:border="0.0069in solid #CCCCCC" fo:background-color="#FFF2CC" style:writing-mode="lr-tb" style:vertical-align="middle" fo:padding-top="0.0555in" fo:padding-left="0.0694in" fo:padding-bottom="0.0555in" fo:padding-right="0.0694in">
        <style:background-fill draw:fill="solid" draw:fill-color="#FFF2CC"/>
      </style:table-cell-properties>
    </style:style>
    <style:style style:name="P247" style:parent-style-name="Standard" style:family="paragraph">
      <style:paragraph-properties fo:text-align="center"/>
    </style:style>
    <style:style style:name="T248" style:parent-style-name="Absatz-Standardschriftart" style:family="text">
      <style:text-properties fo:font-weight="bold" style:font-weight-asian="bold" style:font-weight-complex="bold" fo:color="#7F6000" fo:font-size="7pt" style:font-size-asian="7pt" style:font-size-complex="7pt"/>
    </style:style>
    <style:style style:name="TableCell24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ableCell25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51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252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253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254" style:parent-style-name="Absatz-Standardschriftart" style:family="text">
      <style:text-properties fo:font-style="italic" style:font-style-asian="italic" style:font-style-complex="italic" fo:color="#1A1A1A" fo:font-size="7pt" style:font-size-asian="7pt" style:font-size-complex="7pt"/>
    </style:style>
    <style:style style:name="TableCell25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56" style:parent-style-name="Standard" style:family="paragraph">
      <style:paragraph-properties fo:text-align="center"/>
    </style:style>
    <style:style style:name="T257" style:parent-style-name="Absatz-Standardschriftart" style:family="text">
      <style:text-properties fo:font-weight="bold" style:font-weight-asian="bold" style:font-weight-complex="bold" fo:color="#C55A11" fo:font-size="7.5pt" style:font-size-asian="7.5pt" style:font-size-complex="7.5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CCCCCC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P260" style:parent-style-name="Standard" style:family="paragraph">
      <style:paragraph-properties fo:text-align="center"/>
    </style:style>
    <style:style style:name="T26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26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263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264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26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68" style:parent-style-name="Standard" style:family="paragraph">
      <style:paragraph-properties fo:text-align="center"/>
    </style:style>
    <style:style style:name="T269" style:parent-style-name="Absatz-Standardschriftart" style:family="text">
      <style:text-properties fo:color="#F2F2F2" fo:font-size="8pt" style:font-size-asian="8pt" style:font-size-complex="8pt"/>
    </style:style>
    <style:style style:name="TableCell27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1" style:parent-style-name="Absatz-Standardschriftart" style:family="text">
      <style:text-properties fo:color="#1A1A1A" fo:font-size="10pt" style:font-size-asian="10pt" style:font-size-complex="10pt"/>
    </style:style>
    <style:style style:name="TableCell27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3" style:parent-style-name="Absatz-Standardschriftart" style:family="text">
      <style:text-properties fo:color="#1A1A1A" fo:font-size="10pt" style:font-size-asian="10pt" style:font-size-complex="10pt"/>
    </style:style>
    <style:style style:name="TableCell27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5" style:parent-style-name="Absatz-Standardschriftart" style:family="text">
      <style:text-properties fo:color="#1A1A1A" fo:font-size="10pt" style:font-size-asian="10pt" style:font-size-complex="10pt"/>
    </style:style>
    <style:style style:name="TableCell27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7" style:parent-style-name="Absatz-Standardschriftart" style:family="text">
      <style:text-properties fo:color="#1A1A1A" fo:font-size="10pt" style:font-size-asian="10pt" style:font-size-complex="10pt"/>
    </style:style>
    <style:style style:name="TableCell27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9" style:parent-style-name="Absatz-Standardschriftart" style:family="text">
      <style:text-properties fo:color="#1A1A1A" fo:font-size="10pt" style:font-size-asian="10pt" style:font-size-complex="10pt"/>
    </style:style>
    <style:style style:name="TableCell28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1" style:parent-style-name="Absatz-Standardschriftart" style:family="text">
      <style:text-properties fo:color="#1A1A1A" fo:font-size="10pt" style:font-size-asian="10pt" style:font-size-complex="10pt"/>
    </style:style>
    <style:style style:name="TableCell28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3" style:parent-style-name="Absatz-Standardschriftart" style:family="text">
      <style:text-properties fo:color="#1A1A1A" fo:font-size="10pt" style:font-size-asian="10pt" style:font-size-complex="10pt"/>
    </style:style>
    <style:style style:name="TableCell28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5" style:parent-style-name="Absatz-Standardschriftart" style:family="text">
      <style:text-properties fo:color="#1A1A1A" fo:font-size="10pt" style:font-size-asian="10pt" style:font-size-complex="10pt"/>
    </style:style>
    <style:style style:name="TableCell28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7" style:parent-style-name="Absatz-Standardschriftart" style:family="text">
      <style:text-properties fo:color="#1A1A1A" fo:font-size="10pt" style:font-size-asian="10pt" style:font-size-complex="10pt"/>
    </style:style>
    <style:style style:name="TableCell28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9" style:parent-style-name="Absatz-Standardschriftart" style:family="text">
      <style:text-properties fo:color="#1A1A1A" fo:font-size="10pt" style:font-size-asian="10pt" style:font-size-complex="10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92" style:parent-style-name="Standard" style:family="paragraph">
      <style:paragraph-properties fo:text-align="center"/>
    </style:style>
    <style:style style:name="T293" style:parent-style-name="Absatz-Standardschriftart" style:family="text">
      <style:text-properties fo:color="#F2F2F2" fo:font-size="8pt" style:font-size-asian="8pt" style:font-size-complex="8pt"/>
    </style:style>
    <style:style style:name="TableCell29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5" style:parent-style-name="Absatz-Standardschriftart" style:family="text">
      <style:text-properties fo:color="#1A1A1A" fo:font-size="10pt" style:font-size-asian="10pt" style:font-size-complex="10pt"/>
    </style:style>
    <style:style style:name="TableCell29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7" style:parent-style-name="Absatz-Standardschriftart" style:family="text">
      <style:text-properties fo:color="#1A1A1A" fo:font-size="10pt" style:font-size-asian="10pt" style:font-size-complex="10pt"/>
    </style:style>
    <style:style style:name="TableCell29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9" style:parent-style-name="Absatz-Standardschriftart" style:family="text">
      <style:text-properties fo:color="#1A1A1A" fo:font-size="10pt" style:font-size-asian="10pt" style:font-size-complex="10pt"/>
    </style:style>
    <style:style style:name="TableCell30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1" style:parent-style-name="Absatz-Standardschriftart" style:family="text">
      <style:text-properties fo:color="#1A1A1A" fo:font-size="10pt" style:font-size-asian="10pt" style:font-size-complex="10pt"/>
    </style:style>
    <style:style style:name="TableCell30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3" style:parent-style-name="Absatz-Standardschriftart" style:family="text">
      <style:text-properties fo:color="#1A1A1A" fo:font-size="10pt" style:font-size-asian="10pt" style:font-size-complex="10pt"/>
    </style:style>
    <style:style style:name="TableCell30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5" style:parent-style-name="Absatz-Standardschriftart" style:family="text">
      <style:text-properties fo:color="#1A1A1A" fo:font-size="10pt" style:font-size-asian="10pt" style:font-size-complex="10pt"/>
    </style:style>
    <style:style style:name="TableCell30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7" style:parent-style-name="Absatz-Standardschriftart" style:family="text">
      <style:text-properties fo:color="#1A1A1A" fo:font-size="10pt" style:font-size-asian="10pt" style:font-size-complex="10pt"/>
    </style:style>
    <style:style style:name="TableCell30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9" style:parent-style-name="Absatz-Standardschriftart" style:family="text">
      <style:text-properties fo:color="#1A1A1A" fo:font-size="10pt" style:font-size-asian="10pt" style:font-size-complex="10pt"/>
    </style:style>
    <style:style style:name="TableCell31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1" style:parent-style-name="Absatz-Standardschriftart" style:family="text">
      <style:text-properties fo:color="#1A1A1A" fo:font-size="10pt" style:font-size-asian="10pt" style:font-size-complex="10pt"/>
    </style:style>
    <style:style style:name="TableCell31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3" style:parent-style-name="Absatz-Standardschriftart" style:family="text">
      <style:text-properties fo:color="#1A1A1A" fo:font-size="10pt" style:font-size-asian="10pt" style:font-size-complex="10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16" style:parent-style-name="Standard" style:family="paragraph">
      <style:paragraph-properties fo:text-align="center"/>
    </style:style>
    <style:style style:name="T317" style:parent-style-name="Absatz-Standardschriftart" style:family="text">
      <style:text-properties fo:color="#F2F2F2" fo:font-size="8pt" style:font-size-asian="8pt" style:font-size-complex="8pt"/>
    </style:style>
    <style:style style:name="TableCell31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9" style:parent-style-name="Absatz-Standardschriftart" style:family="text">
      <style:text-properties fo:color="#1A1A1A" fo:font-size="10pt" style:font-size-asian="10pt" style:font-size-complex="10pt"/>
    </style:style>
    <style:style style:name="TableCell32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1" style:parent-style-name="Absatz-Standardschriftart" style:family="text">
      <style:text-properties fo:color="#1A1A1A" fo:font-size="10pt" style:font-size-asian="10pt" style:font-size-complex="10pt"/>
    </style:style>
    <style:style style:name="TableCell32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3" style:parent-style-name="Absatz-Standardschriftart" style:family="text">
      <style:text-properties fo:color="#1A1A1A" fo:font-size="10pt" style:font-size-asian="10pt" style:font-size-complex="10pt"/>
    </style:style>
    <style:style style:name="TableCell32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5" style:parent-style-name="Absatz-Standardschriftart" style:family="text">
      <style:text-properties fo:color="#1A1A1A" fo:font-size="10pt" style:font-size-asian="10pt" style:font-size-complex="10pt"/>
    </style:style>
    <style:style style:name="TableCell32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7" style:parent-style-name="Absatz-Standardschriftart" style:family="text">
      <style:text-properties fo:color="#1A1A1A" fo:font-size="10pt" style:font-size-asian="10pt" style:font-size-complex="10pt"/>
    </style:style>
    <style:style style:name="TableCell32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9" style:parent-style-name="Absatz-Standardschriftart" style:family="text">
      <style:text-properties fo:color="#1A1A1A" fo:font-size="10pt" style:font-size-asian="10pt" style:font-size-complex="10pt"/>
    </style:style>
    <style:style style:name="TableCell33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1" style:parent-style-name="Absatz-Standardschriftart" style:family="text">
      <style:text-properties fo:color="#1A1A1A" fo:font-size="10pt" style:font-size-asian="10pt" style:font-size-complex="10pt"/>
    </style:style>
    <style:style style:name="TableCell33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3" style:parent-style-name="Absatz-Standardschriftart" style:family="text">
      <style:text-properties fo:color="#1A1A1A" fo:font-size="10pt" style:font-size-asian="10pt" style:font-size-complex="10pt"/>
    </style:style>
    <style:style style:name="TableCell33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5" style:parent-style-name="Absatz-Standardschriftart" style:family="text">
      <style:text-properties fo:color="#1A1A1A" fo:font-size="10pt" style:font-size-asian="10pt" style:font-size-complex="10pt"/>
    </style:style>
    <style:style style:name="TableCell33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7" style:parent-style-name="Absatz-Standardschriftart" style:family="text">
      <style:text-properties fo:color="#1A1A1A" fo:font-size="10pt" style:font-size-asian="10pt" style:font-size-complex="10pt"/>
    </style:style>
    <style:style style:name="TableRow338" style:family="table-row">
      <style:table-row-properties/>
    </style:style>
    <style:style style:name="TableCell33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40" style:parent-style-name="Standard" style:family="paragraph">
      <style:paragraph-properties fo:text-align="center"/>
    </style:style>
    <style:style style:name="T341" style:parent-style-name="Absatz-Standardschriftart" style:family="text">
      <style:text-properties fo:color="#F2F2F2" fo:font-size="8pt" style:font-size-asian="8pt" style:font-size-complex="8pt"/>
    </style:style>
    <style:style style:name="TableCell34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3" style:parent-style-name="Absatz-Standardschriftart" style:family="text">
      <style:text-properties fo:color="#1A1A1A" fo:font-size="10pt" style:font-size-asian="10pt" style:font-size-complex="10pt"/>
    </style:style>
    <style:style style:name="TableCell34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5" style:parent-style-name="Absatz-Standardschriftart" style:family="text">
      <style:text-properties fo:color="#1A1A1A" fo:font-size="10pt" style:font-size-asian="10pt" style:font-size-complex="10pt"/>
    </style:style>
    <style:style style:name="TableCell34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7" style:parent-style-name="Absatz-Standardschriftart" style:family="text">
      <style:text-properties fo:color="#1A1A1A" fo:font-size="10pt" style:font-size-asian="10pt" style:font-size-complex="10pt"/>
    </style:style>
    <style:style style:name="TableCell34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9" style:parent-style-name="Absatz-Standardschriftart" style:family="text">
      <style:text-properties fo:color="#1A1A1A" fo:font-size="10pt" style:font-size-asian="10pt" style:font-size-complex="10pt"/>
    </style:style>
    <style:style style:name="TableCell35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1" style:parent-style-name="Absatz-Standardschriftart" style:family="text">
      <style:text-properties fo:color="#1A1A1A" fo:font-size="10pt" style:font-size-asian="10pt" style:font-size-complex="10pt"/>
    </style:style>
    <style:style style:name="TableCell35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3" style:parent-style-name="Absatz-Standardschriftart" style:family="text">
      <style:text-properties fo:color="#1A1A1A" fo:font-size="10pt" style:font-size-asian="10pt" style:font-size-complex="10pt"/>
    </style:style>
    <style:style style:name="TableCell35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5" style:parent-style-name="Absatz-Standardschriftart" style:family="text">
      <style:text-properties fo:color="#1A1A1A" fo:font-size="10pt" style:font-size-asian="10pt" style:font-size-complex="10pt"/>
    </style:style>
    <style:style style:name="TableCell35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7" style:parent-style-name="Absatz-Standardschriftart" style:family="text">
      <style:text-properties fo:color="#1A1A1A" fo:font-size="10pt" style:font-size-asian="10pt" style:font-size-complex="10pt"/>
    </style:style>
    <style:style style:name="TableCell35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9" style:parent-style-name="Absatz-Standardschriftart" style:family="text">
      <style:text-properties fo:color="#1A1A1A" fo:font-size="10pt" style:font-size-asian="10pt" style:font-size-complex="10pt"/>
    </style:style>
    <style:style style:name="TableCell36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1" style:parent-style-name="Absatz-Standardschriftart" style:family="text">
      <style:text-properties fo:color="#1A1A1A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4" style:parent-style-name="Standard" style:family="paragraph">
      <style:paragraph-properties fo:text-align="center"/>
    </style:style>
    <style:style style:name="T365" style:parent-style-name="Absatz-Standardschriftart" style:family="text">
      <style:text-properties fo:color="#F2F2F2" fo:font-size="8pt" style:font-size-asian="8pt" style:font-size-complex="8pt"/>
    </style:style>
    <style:style style:name="TableCell36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7" style:parent-style-name="Absatz-Standardschriftart" style:family="text">
      <style:text-properties fo:color="#1A1A1A" fo:font-size="10pt" style:font-size-asian="10pt" style:font-size-complex="10pt"/>
    </style:style>
    <style:style style:name="TableCell36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9" style:parent-style-name="Absatz-Standardschriftart" style:family="text">
      <style:text-properties fo:color="#1A1A1A" fo:font-size="10pt" style:font-size-asian="10pt" style:font-size-complex="10pt"/>
    </style:style>
    <style:style style:name="TableCell37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1" style:parent-style-name="Absatz-Standardschriftart" style:family="text">
      <style:text-properties fo:color="#1A1A1A" fo:font-size="10pt" style:font-size-asian="10pt" style:font-size-complex="10pt"/>
    </style:style>
    <style:style style:name="TableCell37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3" style:parent-style-name="Absatz-Standardschriftart" style:family="text">
      <style:text-properties fo:color="#1A1A1A" fo:font-size="10pt" style:font-size-asian="10pt" style:font-size-complex="10pt"/>
    </style:style>
    <style:style style:name="TableCell37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5" style:parent-style-name="Absatz-Standardschriftart" style:family="text">
      <style:text-properties fo:color="#1A1A1A" fo:font-size="10pt" style:font-size-asian="10pt" style:font-size-complex="10pt"/>
    </style:style>
    <style:style style:name="TableCell37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7" style:parent-style-name="Absatz-Standardschriftart" style:family="text">
      <style:text-properties fo:color="#1A1A1A" fo:font-size="10pt" style:font-size-asian="10pt" style:font-size-complex="10pt"/>
    </style:style>
    <style:style style:name="TableCell37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9" style:parent-style-name="Absatz-Standardschriftart" style:family="text">
      <style:text-properties fo:color="#1A1A1A" fo:font-size="10pt" style:font-size-asian="10pt" style:font-size-complex="10pt"/>
    </style:style>
    <style:style style:name="TableCell38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1" style:parent-style-name="Absatz-Standardschriftart" style:family="text">
      <style:text-properties fo:color="#1A1A1A" fo:font-size="10pt" style:font-size-asian="10pt" style:font-size-complex="10pt"/>
    </style:style>
    <style:style style:name="TableCell38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3" style:parent-style-name="Absatz-Standardschriftart" style:family="text">
      <style:text-properties fo:color="#1A1A1A" fo:font-size="10pt" style:font-size-asian="10pt" style:font-size-complex="10pt"/>
    </style:style>
    <style:style style:name="TableCell38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5" style:parent-style-name="Absatz-Standardschriftart" style:family="text">
      <style:text-properties fo:color="#1A1A1A" fo:font-size="10pt" style:font-size-asian="10pt" style:font-size-complex="10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88" style:parent-style-name="Standard" style:family="paragraph">
      <style:paragraph-properties fo:text-align="center"/>
    </style:style>
    <style:style style:name="T389" style:parent-style-name="Absatz-Standardschriftart" style:family="text">
      <style:text-properties fo:color="#F2F2F2" fo:font-size="8pt" style:font-size-asian="8pt" style:font-size-complex="8pt"/>
    </style:style>
    <style:style style:name="TableCell39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1" style:parent-style-name="Absatz-Standardschriftart" style:family="text">
      <style:text-properties fo:color="#1A1A1A" fo:font-size="10pt" style:font-size-asian="10pt" style:font-size-complex="10pt"/>
    </style:style>
    <style:style style:name="TableCell39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3" style:parent-style-name="Absatz-Standardschriftart" style:family="text">
      <style:text-properties fo:color="#1A1A1A" fo:font-size="10pt" style:font-size-asian="10pt" style:font-size-complex="10pt"/>
    </style:style>
    <style:style style:name="TableCell39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5" style:parent-style-name="Absatz-Standardschriftart" style:family="text">
      <style:text-properties fo:color="#1A1A1A" fo:font-size="10pt" style:font-size-asian="10pt" style:font-size-complex="10pt"/>
    </style:style>
    <style:style style:name="TableCell39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7" style:parent-style-name="Absatz-Standardschriftart" style:family="text">
      <style:text-properties fo:color="#1A1A1A" fo:font-size="10pt" style:font-size-asian="10pt" style:font-size-complex="10pt"/>
    </style:style>
    <style:style style:name="TableCell39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9" style:parent-style-name="Absatz-Standardschriftart" style:family="text">
      <style:text-properties fo:color="#1A1A1A" fo:font-size="10pt" style:font-size-asian="10pt" style:font-size-complex="10pt"/>
    </style:style>
    <style:style style:name="TableCell40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1" style:parent-style-name="Absatz-Standardschriftart" style:family="text">
      <style:text-properties fo:color="#1A1A1A" fo:font-size="10pt" style:font-size-asian="10pt" style:font-size-complex="10pt"/>
    </style:style>
    <style:style style:name="TableCell40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3" style:parent-style-name="Absatz-Standardschriftart" style:family="text">
      <style:text-properties fo:color="#1A1A1A" fo:font-size="10pt" style:font-size-asian="10pt" style:font-size-complex="10pt"/>
    </style:style>
    <style:style style:name="TableCell40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5" style:parent-style-name="Absatz-Standardschriftart" style:family="text">
      <style:text-properties fo:color="#1A1A1A" fo:font-size="10pt" style:font-size-asian="10pt" style:font-size-complex="10pt"/>
    </style:style>
    <style:style style:name="TableCell40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7" style:parent-style-name="Absatz-Standardschriftart" style:family="text">
      <style:text-properties fo:color="#1A1A1A" fo:font-size="10pt" style:font-size-asian="10pt" style:font-size-complex="10pt"/>
    </style:style>
    <style:style style:name="TableCell40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9" style:parent-style-name="Absatz-Standardschriftart" style:family="text">
      <style:text-properties fo:color="#1A1A1A" fo:font-size="10pt" style:font-size-asian="10pt" style:font-size-complex="10pt"/>
    </style:style>
    <style:style style:name="TableRow410" style:family="table-row">
      <style:table-row-properties/>
    </style:style>
    <style:style style:name="TableCell41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12" style:parent-style-name="Standard" style:family="paragraph">
      <style:paragraph-properties fo:text-align="center"/>
    </style:style>
    <style:style style:name="T413" style:parent-style-name="Absatz-Standardschriftart" style:family="text">
      <style:text-properties fo:color="#F2F2F2" fo:font-size="8pt" style:font-size-asian="8pt" style:font-size-complex="8pt"/>
    </style:style>
    <style:style style:name="TableCell41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5" style:parent-style-name="Absatz-Standardschriftart" style:family="text">
      <style:text-properties fo:color="#1A1A1A" fo:font-size="10pt" style:font-size-asian="10pt" style:font-size-complex="10pt"/>
    </style:style>
    <style:style style:name="TableCell41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7" style:parent-style-name="Absatz-Standardschriftart" style:family="text">
      <style:text-properties fo:color="#1A1A1A" fo:font-size="10pt" style:font-size-asian="10pt" style:font-size-complex="10pt"/>
    </style:style>
    <style:style style:name="TableCell41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9" style:parent-style-name="Absatz-Standardschriftart" style:family="text">
      <style:text-properties fo:color="#1A1A1A" fo:font-size="10pt" style:font-size-asian="10pt" style:font-size-complex="10pt"/>
    </style:style>
    <style:style style:name="TableCell42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1" style:parent-style-name="Absatz-Standardschriftart" style:family="text">
      <style:text-properties fo:color="#1A1A1A" fo:font-size="10pt" style:font-size-asian="10pt" style:font-size-complex="10pt"/>
    </style:style>
    <style:style style:name="TableCell42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3" style:parent-style-name="Absatz-Standardschriftart" style:family="text">
      <style:text-properties fo:color="#1A1A1A" fo:font-size="10pt" style:font-size-asian="10pt" style:font-size-complex="10pt"/>
    </style:style>
    <style:style style:name="TableCell42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5" style:parent-style-name="Absatz-Standardschriftart" style:family="text">
      <style:text-properties fo:color="#1A1A1A" fo:font-size="10pt" style:font-size-asian="10pt" style:font-size-complex="10pt"/>
    </style:style>
    <style:style style:name="TableCell42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7" style:parent-style-name="Absatz-Standardschriftart" style:family="text">
      <style:text-properties fo:color="#1A1A1A" fo:font-size="10pt" style:font-size-asian="10pt" style:font-size-complex="10pt"/>
    </style:style>
    <style:style style:name="TableCell42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9" style:parent-style-name="Absatz-Standardschriftart" style:family="text">
      <style:text-properties fo:color="#1A1A1A" fo:font-size="10pt" style:font-size-asian="10pt" style:font-size-complex="10pt"/>
    </style:style>
    <style:style style:name="TableCell43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1" style:parent-style-name="Absatz-Standardschriftart" style:family="text">
      <style:text-properties fo:color="#1A1A1A" fo:font-size="10pt" style:font-size-asian="10pt" style:font-size-complex="10pt"/>
    </style:style>
    <style:style style:name="TableCell43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3" style:parent-style-name="Absatz-Standardschriftart" style:family="text">
      <style:text-properties fo:color="#1A1A1A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36" style:parent-style-name="Standard" style:family="paragraph">
      <style:paragraph-properties fo:text-align="center"/>
    </style:style>
    <style:style style:name="T437" style:parent-style-name="Absatz-Standardschriftart" style:family="text">
      <style:text-properties fo:color="#F2F2F2" fo:font-size="8pt" style:font-size-asian="8pt" style:font-size-complex="8pt"/>
    </style:style>
    <style:style style:name="TableCell43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39" style:parent-style-name="Absatz-Standardschriftart" style:family="text">
      <style:text-properties fo:color="#1A1A1A" fo:font-size="10pt" style:font-size-asian="10pt" style:font-size-complex="10pt"/>
    </style:style>
    <style:style style:name="TableCell44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1" style:parent-style-name="Absatz-Standardschriftart" style:family="text">
      <style:text-properties fo:color="#1A1A1A" fo:font-size="10pt" style:font-size-asian="10pt" style:font-size-complex="10pt"/>
    </style:style>
    <style:style style:name="TableCell44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3" style:parent-style-name="Absatz-Standardschriftart" style:family="text">
      <style:text-properties fo:color="#1A1A1A" fo:font-size="10pt" style:font-size-asian="10pt" style:font-size-complex="10pt"/>
    </style:style>
    <style:style style:name="TableCell44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5" style:parent-style-name="Absatz-Standardschriftart" style:family="text">
      <style:text-properties fo:color="#1A1A1A" fo:font-size="10pt" style:font-size-asian="10pt" style:font-size-complex="10pt"/>
    </style:style>
    <style:style style:name="TableCell44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7" style:parent-style-name="Absatz-Standardschriftart" style:family="text">
      <style:text-properties fo:color="#1A1A1A" fo:font-size="10pt" style:font-size-asian="10pt" style:font-size-complex="10pt"/>
    </style:style>
    <style:style style:name="TableCell44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49" style:parent-style-name="Absatz-Standardschriftart" style:family="text">
      <style:text-properties fo:color="#1A1A1A" fo:font-size="10pt" style:font-size-asian="10pt" style:font-size-complex="10pt"/>
    </style:style>
    <style:style style:name="TableCell45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1" style:parent-style-name="Absatz-Standardschriftart" style:family="text">
      <style:text-properties fo:color="#1A1A1A" fo:font-size="10pt" style:font-size-asian="10pt" style:font-size-complex="10pt"/>
    </style:style>
    <style:style style:name="TableCell45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3" style:parent-style-name="Absatz-Standardschriftart" style:family="text">
      <style:text-properties fo:color="#1A1A1A" fo:font-size="10pt" style:font-size-asian="10pt" style:font-size-complex="10pt"/>
    </style:style>
    <style:style style:name="TableCell45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5" style:parent-style-name="Absatz-Standardschriftart" style:family="text">
      <style:text-properties fo:color="#1A1A1A" fo:font-size="10pt" style:font-size-asian="10pt" style:font-size-complex="10pt"/>
    </style:style>
    <style:style style:name="TableCell45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57" style:parent-style-name="Absatz-Standardschriftart" style:family="text">
      <style:text-properties fo:color="#1A1A1A" fo:font-size="10pt" style:font-size-asian="10pt" style:font-size-complex="10pt"/>
    </style:style>
    <style:style style:name="TableRow458" style:family="table-row">
      <style:table-row-properties/>
    </style:style>
    <style:style style:name="TableCell459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60" style:parent-style-name="Standard" style:family="paragraph">
      <style:paragraph-properties fo:text-align="center"/>
    </style:style>
    <style:style style:name="T461" style:parent-style-name="Absatz-Standardschriftart" style:family="text">
      <style:text-properties fo:color="#F2F2F2" fo:font-size="8pt" style:font-size-asian="8pt" style:font-size-complex="8pt"/>
    </style:style>
    <style:style style:name="TableCell46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3" style:parent-style-name="Absatz-Standardschriftart" style:family="text">
      <style:text-properties fo:color="#1A1A1A" fo:font-size="10pt" style:font-size-asian="10pt" style:font-size-complex="10pt"/>
    </style:style>
    <style:style style:name="TableCell46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5" style:parent-style-name="Absatz-Standardschriftart" style:family="text">
      <style:text-properties fo:color="#1A1A1A" fo:font-size="10pt" style:font-size-asian="10pt" style:font-size-complex="10pt"/>
    </style:style>
    <style:style style:name="TableCell46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7" style:parent-style-name="Absatz-Standardschriftart" style:family="text">
      <style:text-properties fo:color="#1A1A1A" fo:font-size="10pt" style:font-size-asian="10pt" style:font-size-complex="10pt"/>
    </style:style>
    <style:style style:name="TableCell46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69" style:parent-style-name="Absatz-Standardschriftart" style:family="text">
      <style:text-properties fo:color="#1A1A1A" fo:font-size="10pt" style:font-size-asian="10pt" style:font-size-complex="10pt"/>
    </style:style>
    <style:style style:name="TableCell47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1" style:parent-style-name="Absatz-Standardschriftart" style:family="text">
      <style:text-properties fo:color="#1A1A1A" fo:font-size="10pt" style:font-size-asian="10pt" style:font-size-complex="10pt"/>
    </style:style>
    <style:style style:name="TableCell47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3" style:parent-style-name="Absatz-Standardschriftart" style:family="text">
      <style:text-properties fo:color="#1A1A1A" fo:font-size="10pt" style:font-size-asian="10pt" style:font-size-complex="10pt"/>
    </style:style>
    <style:style style:name="TableCell47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5" style:parent-style-name="Absatz-Standardschriftart" style:family="text">
      <style:text-properties fo:color="#1A1A1A" fo:font-size="10pt" style:font-size-asian="10pt" style:font-size-complex="10pt"/>
    </style:style>
    <style:style style:name="TableCell47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7" style:parent-style-name="Absatz-Standardschriftart" style:family="text">
      <style:text-properties fo:color="#1A1A1A" fo:font-size="10pt" style:font-size-asian="10pt" style:font-size-complex="10pt"/>
    </style:style>
    <style:style style:name="TableCell47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79" style:parent-style-name="Absatz-Standardschriftart" style:family="text">
      <style:text-properties fo:color="#1A1A1A" fo:font-size="10pt" style:font-size-asian="10pt" style:font-size-complex="10pt"/>
    </style:style>
    <style:style style:name="TableCell48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1" style:parent-style-name="Absatz-Standardschriftart" style:family="text">
      <style:text-properties fo:color="#1A1A1A" fo:font-size="10pt" style:font-size-asian="10pt" style:font-size-complex="10pt"/>
    </style:style>
    <style:style style:name="TableRow482" style:family="table-row">
      <style:table-row-properties/>
    </style:style>
    <style:style style:name="TableCell483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84" style:parent-style-name="Standard" style:family="paragraph">
      <style:paragraph-properties fo:text-align="center"/>
    </style:style>
    <style:style style:name="T485" style:parent-style-name="Absatz-Standardschriftart" style:family="text">
      <style:text-properties fo:color="#F2F2F2" fo:font-size="8pt" style:font-size-asian="8pt" style:font-size-complex="8pt"/>
    </style:style>
    <style:style style:name="TableCell48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7" style:parent-style-name="Absatz-Standardschriftart" style:family="text">
      <style:text-properties fo:color="#1A1A1A" fo:font-size="10pt" style:font-size-asian="10pt" style:font-size-complex="10pt"/>
    </style:style>
    <style:style style:name="TableCell48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89" style:parent-style-name="Absatz-Standardschriftart" style:family="text">
      <style:text-properties fo:color="#1A1A1A" fo:font-size="10pt" style:font-size-asian="10pt" style:font-size-complex="10pt"/>
    </style:style>
    <style:style style:name="TableCell49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1" style:parent-style-name="Absatz-Standardschriftart" style:family="text">
      <style:text-properties fo:color="#1A1A1A" fo:font-size="10pt" style:font-size-asian="10pt" style:font-size-complex="10pt"/>
    </style:style>
    <style:style style:name="TableCell49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3" style:parent-style-name="Absatz-Standardschriftart" style:family="text">
      <style:text-properties fo:color="#1A1A1A" fo:font-size="10pt" style:font-size-asian="10pt" style:font-size-complex="10pt"/>
    </style:style>
    <style:style style:name="TableCell49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5" style:parent-style-name="Absatz-Standardschriftart" style:family="text">
      <style:text-properties fo:color="#1A1A1A" fo:font-size="10pt" style:font-size-asian="10pt" style:font-size-complex="10pt"/>
    </style:style>
    <style:style style:name="TableCell49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7" style:parent-style-name="Absatz-Standardschriftart" style:family="text">
      <style:text-properties fo:color="#1A1A1A" fo:font-size="10pt" style:font-size-asian="10pt" style:font-size-complex="10pt"/>
    </style:style>
    <style:style style:name="TableCell49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99" style:parent-style-name="Absatz-Standardschriftart" style:family="text">
      <style:text-properties fo:color="#1A1A1A" fo:font-size="10pt" style:font-size-asian="10pt" style:font-size-complex="10pt"/>
    </style:style>
    <style:style style:name="TableCell50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01" style:parent-style-name="Absatz-Standardschriftart" style:family="text">
      <style:text-properties fo:color="#1A1A1A" fo:font-size="10pt" style:font-size-asian="10pt" style:font-size-complex="10pt"/>
    </style:style>
    <style:style style:name="TableCell50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03" style:parent-style-name="Absatz-Standardschriftart" style:family="text">
      <style:text-properties fo:color="#1A1A1A" fo:font-size="10pt" style:font-size-asian="10pt" style:font-size-complex="10pt"/>
    </style:style>
    <style:style style:name="TableCell50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05" style:parent-style-name="Absatz-Standardschriftart" style:family="text">
      <style:text-properties fo:color="#1A1A1A" fo:font-size="10pt" style:font-size-asian="10pt" style:font-size-complex="10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08" style:parent-style-name="Standard" style:family="paragraph">
      <style:paragraph-properties fo:text-align="center"/>
    </style:style>
    <style:style style:name="T509" style:parent-style-name="Absatz-Standardschriftart" style:family="text">
      <style:text-properties fo:color="#F2F2F2" fo:font-size="8pt" style:font-size-asian="8pt" style:font-size-complex="8pt"/>
    </style:style>
    <style:style style:name="TableCell51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1" style:parent-style-name="Absatz-Standardschriftart" style:family="text">
      <style:text-properties fo:color="#1A1A1A" fo:font-size="10pt" style:font-size-asian="10pt" style:font-size-complex="10pt"/>
    </style:style>
    <style:style style:name="TableCell51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3" style:parent-style-name="Absatz-Standardschriftart" style:family="text">
      <style:text-properties fo:color="#1A1A1A" fo:font-size="10pt" style:font-size-asian="10pt" style:font-size-complex="10pt"/>
    </style:style>
    <style:style style:name="TableCell51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5" style:parent-style-name="Absatz-Standardschriftart" style:family="text">
      <style:text-properties fo:color="#1A1A1A" fo:font-size="10pt" style:font-size-asian="10pt" style:font-size-complex="10pt"/>
    </style:style>
    <style:style style:name="TableCell51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7" style:parent-style-name="Absatz-Standardschriftart" style:family="text">
      <style:text-properties fo:color="#1A1A1A" fo:font-size="10pt" style:font-size-asian="10pt" style:font-size-complex="10pt"/>
    </style:style>
    <style:style style:name="TableCell51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19" style:parent-style-name="Absatz-Standardschriftart" style:family="text">
      <style:text-properties fo:color="#1A1A1A" fo:font-size="10pt" style:font-size-asian="10pt" style:font-size-complex="10pt"/>
    </style:style>
    <style:style style:name="TableCell52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1" style:parent-style-name="Absatz-Standardschriftart" style:family="text">
      <style:text-properties fo:color="#1A1A1A" fo:font-size="10pt" style:font-size-asian="10pt" style:font-size-complex="10pt"/>
    </style:style>
    <style:style style:name="TableCell52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3" style:parent-style-name="Absatz-Standardschriftart" style:family="text">
      <style:text-properties fo:color="#1A1A1A" fo:font-size="10pt" style:font-size-asian="10pt" style:font-size-complex="10pt"/>
    </style:style>
    <style:style style:name="TableCell52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5" style:parent-style-name="Absatz-Standardschriftart" style:family="text">
      <style:text-properties fo:color="#1A1A1A" fo:font-size="10pt" style:font-size-asian="10pt" style:font-size-complex="10pt"/>
    </style:style>
    <style:style style:name="TableCell52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7" style:parent-style-name="Absatz-Standardschriftart" style:family="text">
      <style:text-properties fo:color="#1A1A1A" fo:font-size="10pt" style:font-size-asian="10pt" style:font-size-complex="10pt"/>
    </style:style>
    <style:style style:name="TableCell52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29" style:parent-style-name="Absatz-Standardschriftart" style:family="text">
      <style:text-properties fo:color="#1A1A1A" fo:font-size="10pt" style:font-size-asian="10pt" style:font-size-complex="10pt"/>
    </style:style>
    <style:style style:name="TableRow530" style:family="table-row">
      <style:table-row-properties/>
    </style:style>
    <style:style style:name="TableCell531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532" style:parent-style-name="Standard" style:family="paragraph">
      <style:paragraph-properties fo:text-align="center"/>
    </style:style>
    <style:style style:name="T533" style:parent-style-name="Absatz-Standardschriftart" style:family="text">
      <style:text-properties fo:color="#F2F2F2" fo:font-size="8pt" style:font-size-asian="8pt" style:font-size-complex="8pt"/>
    </style:style>
    <style:style style:name="TableCell53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35" style:parent-style-name="Absatz-Standardschriftart" style:family="text">
      <style:text-properties fo:color="#1A1A1A" fo:font-size="10pt" style:font-size-asian="10pt" style:font-size-complex="10pt"/>
    </style:style>
    <style:style style:name="TableCell53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37" style:parent-style-name="Absatz-Standardschriftart" style:family="text">
      <style:text-properties fo:color="#1A1A1A" fo:font-size="10pt" style:font-size-asian="10pt" style:font-size-complex="10pt"/>
    </style:style>
    <style:style style:name="TableCell53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39" style:parent-style-name="Absatz-Standardschriftart" style:family="text">
      <style:text-properties fo:color="#1A1A1A" fo:font-size="10pt" style:font-size-asian="10pt" style:font-size-complex="10pt"/>
    </style:style>
    <style:style style:name="TableCell54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1" style:parent-style-name="Absatz-Standardschriftart" style:family="text">
      <style:text-properties fo:color="#1A1A1A" fo:font-size="10pt" style:font-size-asian="10pt" style:font-size-complex="10pt"/>
    </style:style>
    <style:style style:name="TableCell54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3" style:parent-style-name="Absatz-Standardschriftart" style:family="text">
      <style:text-properties fo:color="#1A1A1A" fo:font-size="10pt" style:font-size-asian="10pt" style:font-size-complex="10pt"/>
    </style:style>
    <style:style style:name="TableCell544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5" style:parent-style-name="Absatz-Standardschriftart" style:family="text">
      <style:text-properties fo:color="#1A1A1A" fo:font-size="10pt" style:font-size-asian="10pt" style:font-size-complex="10pt"/>
    </style:style>
    <style:style style:name="TableCell546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7" style:parent-style-name="Absatz-Standardschriftart" style:family="text">
      <style:text-properties fo:color="#1A1A1A" fo:font-size="10pt" style:font-size-asian="10pt" style:font-size-complex="10pt"/>
    </style:style>
    <style:style style:name="TableCell548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49" style:parent-style-name="Absatz-Standardschriftart" style:family="text">
      <style:text-properties fo:color="#1A1A1A" fo:font-size="10pt" style:font-size-asian="10pt" style:font-size-complex="10pt"/>
    </style:style>
    <style:style style:name="TableCell550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51" style:parent-style-name="Absatz-Standardschriftart" style:family="text">
      <style:text-properties fo:color="#1A1A1A" fo:font-size="10pt" style:font-size-asian="10pt" style:font-size-complex="10pt"/>
    </style:style>
    <style:style style:name="TableCell552" style:family="table-cell">
      <style:table-cell-properties fo:border="0.0069in solid #EEEEEE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553" style:parent-style-name="Absatz-Standardschriftart" style:family="text">
      <style:text-properties fo:color="#1A1A1A" fo:font-size="10pt" style:font-size-asian="10pt" style:font-size-complex="10pt"/>
    </style:style>
    <style:style style:name="P554" style:parent-style-name="Standard" style:family="paragraph">
      <style:paragraph-properties fo:margin-top="0.0555in"/>
    </style:style>
    <style:style style:name="TableColumn556" style:family="table-column">
      <style:table-column-properties style:column-width="10.5819in"/>
    </style:style>
    <style:style style:name="Table555" style:family="table">
      <style:table-properties style:width="10.5819in" fo:margin-left="0in" table:align="left"/>
    </style:style>
    <style:style style:name="TableRow557" style:family="table-row">
      <style:table-row-properties/>
    </style:style>
    <style:style style:name="TableCell558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559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560" style:parent-style-name="Standard" style:family="paragraph">
      <style:paragraph-properties fo:margin-top="0.0347in"/>
    </style:style>
    <style:style style:name="TableColumn562" style:family="table-column">
      <style:table-column-properties style:column-width="2.6451in"/>
    </style:style>
    <style:style style:name="TableColumn563" style:family="table-column">
      <style:table-column-properties style:column-width="2.6451in"/>
    </style:style>
    <style:style style:name="TableColumn564" style:family="table-column">
      <style:table-column-properties style:column-width="2.6451in"/>
    </style:style>
    <style:style style:name="TableColumn565" style:family="table-column">
      <style:table-column-properties style:column-width="2.6465in"/>
    </style:style>
    <style:style style:name="Table561" style:family="table">
      <style:table-properties style:width="10.5819in" fo:margin-left="0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0.0069in solid #CCCCCC" fo:background-color="#E2EFDA" style:writing-mode="lr-tb" fo:padding-top="0.0486in" fo:padding-left="0.0694in" fo:padding-bottom="0.0486in" fo:padding-right="0.0694in">
        <style:background-fill draw:fill="solid" draw:fill-color="#E2EFDA"/>
      </style:table-cell-properties>
    </style:style>
    <style:style style:name="P568" style:parent-style-name="Standard" style:family="paragraph">
      <style:paragraph-properties fo:text-align="center"/>
    </style:style>
    <style:style style:name="T569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P570" style:parent-style-name="Standard" style:family="paragraph">
      <style:paragraph-properties fo:margin-top="0.0138in"/>
    </style:style>
    <style:style style:name="T571" style:parent-style-name="Absatz-Standardschriftart" style:family="text">
      <style:text-properties fo:color="#375623" fo:font-size="7.5pt" style:font-size-asian="7.5pt" style:font-size-complex="7.5pt"/>
    </style:style>
    <style:style style:name="TableCell572" style:family="table-cell">
      <style:table-cell-properties fo:border="0.0069in solid #CCCCCC" fo:background-color="#FFF2CC" style:writing-mode="lr-tb" fo:padding-top="0.0486in" fo:padding-left="0.0694in" fo:padding-bottom="0.0486in" fo:padding-right="0.0694in">
        <style:background-fill draw:fill="solid" draw:fill-color="#FFF2CC"/>
      </style:table-cell-properties>
    </style:style>
    <style:style style:name="P573" style:parent-style-name="Standard" style:family="paragraph">
      <style:paragraph-properties fo:text-align="center"/>
    </style:style>
    <style:style style:name="T574" style:parent-style-name="Absatz-Standardschriftart" style:family="text">
      <style:text-properties fo:font-weight="bold" style:font-weight-asian="bold" style:font-weight-complex="bold" fo:color="#7F6000" fo:font-size="8.5pt" style:font-size-asian="8.5pt" style:font-size-complex="8.5pt"/>
    </style:style>
    <style:style style:name="P575" style:parent-style-name="Standard" style:family="paragraph">
      <style:paragraph-properties fo:margin-top="0.0138in"/>
    </style:style>
    <style:style style:name="T576" style:parent-style-name="Absatz-Standardschriftart" style:family="text">
      <style:text-properties fo:color="#7F6000" fo:font-size="7.5pt" style:font-size-asian="7.5pt" style:font-size-complex="7.5pt"/>
    </style:style>
    <style:style style:name="T577" style:parent-style-name="Absatz-Standardschriftart" style:family="text">
      <style:text-properties fo:color="#7F6000" fo:font-size="7.5pt" style:font-size-asian="7.5pt" style:font-size-complex="7.5pt"/>
    </style:style>
    <style:style style:name="T578" style:parent-style-name="Absatz-Standardschriftart" style:family="text">
      <style:text-properties fo:color="#7F6000" fo:font-size="7.5pt" style:font-size-asian="7.5pt" style:font-size-complex="7.5pt"/>
    </style:style>
    <style:style style:name="T579" style:parent-style-name="Absatz-Standardschriftart" style:family="text">
      <style:text-properties fo:color="#7F6000" fo:font-size="7.5pt" style:font-size-asian="7.5pt" style:font-size-complex="7.5pt"/>
    </style:style>
    <style:style style:name="T580" style:parent-style-name="Absatz-Standardschriftart" style:family="text">
      <style:text-properties fo:color="#7F6000" fo:font-size="7.5pt" style:font-size-asian="7.5pt" style:font-size-complex="7.5pt"/>
    </style:style>
    <style:style style:name="T581" style:parent-style-name="Absatz-Standardschriftart" style:family="text">
      <style:text-properties fo:color="#7F6000" fo:font-size="7.5pt" style:font-size-asian="7.5pt" style:font-size-complex="7.5pt"/>
    </style:style>
    <style:style style:name="TableCell582" style:family="table-cell">
      <style:table-cell-properties fo:border="0.0069in solid #CCCCCC" fo:background-color="#FCE4D6" style:writing-mode="lr-tb" fo:padding-top="0.0486in" fo:padding-left="0.0694in" fo:padding-bottom="0.0486in" fo:padding-right="0.0694in">
        <style:background-fill draw:fill="solid" draw:fill-color="#FCE4D6"/>
      </style:table-cell-properties>
    </style:style>
    <style:style style:name="P583" style:parent-style-name="Standard" style:family="paragraph">
      <style:paragraph-properties fo:text-align="center"/>
    </style:style>
    <style:style style:name="T584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P585" style:parent-style-name="Standard" style:family="paragraph">
      <style:paragraph-properties fo:margin-top="0.0138in"/>
    </style:style>
    <style:style style:name="T586" style:parent-style-name="Absatz-Standardschriftart" style:family="text">
      <style:text-properties fo:color="#C55A11" fo:font-size="7.5pt" style:font-size-asian="7.5pt" style:font-size-complex="7.5pt"/>
    </style:style>
    <style:style style:name="T587" style:parent-style-name="Absatz-Standardschriftart" style:family="text">
      <style:text-properties fo:color="#C55A11" fo:font-size="7.5pt" style:font-size-asian="7.5pt" style:font-size-complex="7.5pt"/>
    </style:style>
    <style:style style:name="T588" style:parent-style-name="Absatz-Standardschriftart" style:family="text">
      <style:text-properties fo:color="#C55A11" fo:font-size="7.5pt" style:font-size-asian="7.5pt" style:font-size-complex="7.5pt"/>
    </style:style>
    <style:style style:name="TableCell589" style:family="table-cell">
      <style:table-cell-properties fo:border="0.0069in solid #CCCCCC" fo:background-color="#FFE0E0" style:writing-mode="lr-tb" fo:padding-top="0.0486in" fo:padding-left="0.0694in" fo:padding-bottom="0.0486in" fo:padding-right="0.0694in">
        <style:background-fill draw:fill="solid" draw:fill-color="#FFE0E0"/>
      </style:table-cell-properties>
    </style:style>
    <style:style style:name="P590" style:parent-style-name="Standard" style:family="paragraph">
      <style:paragraph-properties fo:text-align="center"/>
    </style:style>
    <style:style style:name="T591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P592" style:parent-style-name="Standard" style:family="paragraph">
      <style:paragraph-properties fo:margin-top="0.0138in"/>
    </style:style>
    <style:style style:name="T593" style:parent-style-name="Absatz-Standardschriftart" style:family="text">
      <style:text-properties fo:color="#A00000" fo:font-size="7.5pt" style:font-size-asian="7.5pt" style:font-size-complex="7.5pt"/>
    </style:style>
    <style:style style:name="T594" style:parent-style-name="Absatz-Standardschriftart" style:family="text">
      <style:text-properties fo:color="#A00000" fo:font-size="7.5pt" style:font-size-asian="7.5pt" style:font-size-complex="7.5pt"/>
    </style:style>
    <style:style style:name="T595" style:parent-style-name="Absatz-Standardschriftart" style:family="text">
      <style:text-properties fo:color="#A00000" fo:font-size="7.5pt" style:font-size-asian="7.5pt" style:font-size-complex="7.5pt"/>
    </style:style>
    <style:style style:name="P596" style:parent-style-name="Standard" style:family="paragraph">
      <style:paragraph-properties fo:margin-top="0.0555in"/>
    </style:style>
    <style:style style:name="TableColumn598" style:family="table-column">
      <style:table-column-properties style:column-width="10.5819in"/>
    </style:style>
    <style:style style:name="Table597" style:family="table">
      <style:table-properties style:width="10.5819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0in none #FFFFFF" fo:background-color="#2E75B6" style:writing-mode="lr-tb" fo:padding-top="0.0381in" fo:padding-left="0.0694in" fo:padding-bottom="0.0381in" fo:padding-right="0.0694in">
        <style:background-fill draw:fill="solid" draw:fill-color="#2E75B6"/>
      </style:table-cell-properties>
    </style:style>
    <style:style style:name="T601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T602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603" style:parent-style-name="Standard" style:family="paragraph">
      <style:paragraph-properties fo:margin-top="0.0347in"/>
    </style:style>
    <style:style style:name="TableColumn605" style:family="table-column">
      <style:table-column-properties style:column-width="5.2909in"/>
    </style:style>
    <style:style style:name="TableColumn606" style:family="table-column">
      <style:table-column-properties style:column-width="5.2909in"/>
    </style:style>
    <style:style style:name="Table604" style:family="table">
      <style:table-properties style:width="10.5819in" fo:margin-left="0in" table:align="left"/>
    </style:style>
    <style:style style:name="TableRow607" style:family="table-row">
      <style:table-row-properties/>
    </style:style>
    <style:style style:name="TableCell60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09" style:parent-style-name="Standard" style:family="paragraph">
      <style:paragraph-properties fo:margin-top="0.0138in" fo:margin-bottom="0.0138in"/>
    </style:style>
    <style:style style:name="T610" style:parent-style-name="Absatz-Standardschriftart" style:family="text">
      <style:text-properties fo:font-weight="bold" style:font-weight-asian="bold" style:font-weight-complex="bold" fo:color="#2E75B6"/>
    </style:style>
    <style:style style:name="T611" style:parent-style-name="Absatz-Standardschriftart" style:family="text">
      <style:text-properties fo:color="#1A1A1A" fo:font-size="8.5pt" style:font-size-asian="8.5pt" style:font-size-complex="8.5pt"/>
    </style:style>
    <style:style style:name="T612" style:parent-style-name="Absatz-Standardschriftart" style:family="text">
      <style:text-properties fo:color="#1A1A1A" fo:font-size="8.5pt" style:font-size-asian="8.5pt" style:font-size-complex="8.5pt"/>
    </style:style>
    <style:style style:name="T613" style:parent-style-name="Absatz-Standardschriftart" style:family="text">
      <style:text-properties fo:color="#1A1A1A" fo:font-size="8.5pt" style:font-size-asian="8.5pt" style:font-size-complex="8.5pt"/>
    </style:style>
    <style:style style:name="TableCell61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15" style:parent-style-name="Standard" style:family="paragraph">
      <style:paragraph-properties fo:margin-top="0.0138in" fo:margin-bottom="0.0138in"/>
    </style:style>
    <style:style style:name="T616" style:parent-style-name="Absatz-Standardschriftart" style:family="text">
      <style:text-properties fo:font-weight="bold" style:font-weight-asian="bold" style:font-weight-complex="bold" fo:color="#2E75B6"/>
    </style:style>
    <style:style style:name="T617" style:parent-style-name="Absatz-Standardschriftart" style:family="text">
      <style:text-properties fo:color="#1A1A1A" fo:font-size="8.5pt" style:font-size-asian="8.5pt" style:font-size-complex="8.5pt"/>
    </style:style>
    <style:style style:name="T618" style:parent-style-name="Absatz-Standardschriftart" style:family="text">
      <style:text-properties fo:color="#1A1A1A" fo:font-size="8.5pt" style:font-size-asian="8.5pt" style:font-size-complex="8.5pt"/>
    </style:style>
    <style:style style:name="T619" style:parent-style-name="Absatz-Standardschriftart" style:family="text">
      <style:text-properties fo:color="#1A1A1A" fo:font-size="8.5pt" style:font-size-asian="8.5pt" style:font-size-complex="8.5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22" style:parent-style-name="Standard" style:family="paragraph">
      <style:paragraph-properties fo:margin-top="0.0138in" fo:margin-bottom="0.0138in"/>
    </style:style>
    <style:style style:name="T623" style:parent-style-name="Absatz-Standardschriftart" style:family="text">
      <style:text-properties fo:font-weight="bold" style:font-weight-asian="bold" style:font-weight-complex="bold" fo:color="#2E75B6"/>
    </style:style>
    <style:style style:name="T624" style:parent-style-name="Absatz-Standardschriftart" style:family="text">
      <style:text-properties fo:color="#1A1A1A" fo:font-size="8.5pt" style:font-size-asian="8.5pt" style:font-size-complex="8.5pt"/>
    </style:style>
    <style:style style:name="T625" style:parent-style-name="Absatz-Standardschriftart" style:family="text">
      <style:text-properties fo:color="#1A1A1A" fo:font-size="8.5pt" style:font-size-asian="8.5pt" style:font-size-complex="8.5pt"/>
    </style:style>
    <style:style style:name="T626" style:parent-style-name="Absatz-Standardschriftart" style:family="text">
      <style:text-properties fo:color="#1A1A1A" fo:font-size="8.5pt" style:font-size-asian="8.5pt" style:font-size-complex="8.5pt"/>
    </style:style>
    <style:style style:name="T627" style:parent-style-name="Absatz-Standardschriftart" style:family="text">
      <style:text-properties fo:color="#1A1A1A" fo:font-size="8.5pt" style:font-size-asian="8.5pt" style:font-size-complex="8.5pt"/>
    </style:style>
    <style:style style:name="TableCell62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29" style:parent-style-name="Standard" style:family="paragraph">
      <style:paragraph-properties fo:margin-top="0.0138in" fo:margin-bottom="0.0138in"/>
    </style:style>
    <style:style style:name="T630" style:parent-style-name="Absatz-Standardschriftart" style:family="text">
      <style:text-properties fo:font-weight="bold" style:font-weight-asian="bold" style:font-weight-complex="bold" fo:color="#2E75B6"/>
    </style:style>
    <style:style style:name="T631" style:parent-style-name="Absatz-Standardschriftart" style:family="text">
      <style:text-properties fo:color="#1A1A1A" fo:font-size="8.5pt" style:font-size-asian="8.5pt" style:font-size-complex="8.5pt"/>
    </style:style>
    <style:style style:name="T632" style:parent-style-name="Absatz-Standardschriftart" style:family="text">
      <style:text-properties fo:color="#1A1A1A" fo:font-size="8.5pt" style:font-size-asian="8.5pt" style:font-size-complex="8.5pt"/>
    </style:style>
    <style:style style:name="TableRow633" style:family="table-row">
      <style:table-row-properties/>
    </style:style>
    <style:style style:name="TableCell63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35" style:parent-style-name="Standard" style:family="paragraph">
      <style:paragraph-properties fo:margin-top="0.0138in" fo:margin-bottom="0.0138in"/>
    </style:style>
    <style:style style:name="T636" style:parent-style-name="Absatz-Standardschriftart" style:family="text">
      <style:text-properties fo:font-weight="bold" style:font-weight-asian="bold" style:font-weight-complex="bold" fo:color="#2E75B6"/>
    </style:style>
    <style:style style:name="T637" style:parent-style-name="Absatz-Standardschriftart" style:family="text">
      <style:text-properties fo:color="#1A1A1A" fo:font-size="8.5pt" style:font-size-asian="8.5pt" style:font-size-complex="8.5pt"/>
    </style:style>
    <style:style style:name="TableCell63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639" style:parent-style-name="Standard" style:family="paragraph">
      <style:paragraph-properties fo:margin-top="0.0138in" fo:margin-bottom="0.0138in"/>
    </style:style>
    <style:style style:name="T640" style:parent-style-name="Absatz-Standardschriftart" style:family="text">
      <style:text-properties fo:font-weight="bold" style:font-weight-asian="bold" style:font-weight-complex="bold" fo:color="#2E75B6"/>
    </style:style>
    <style:style style:name="T641" style:parent-style-name="Absatz-Standardschriftart" style:family="text">
      <style:text-properties fo:color="#1A1A1A" fo:font-size="8.5pt" style:font-size-asian="8.5pt" style:font-size-complex="8.5pt"/>
    </style:style>
    <style:style style:name="P642" style:parent-style-name="Standard" style:family="paragraph">
      <style:paragraph-properties fo:margin-top="0.0555in"/>
    </style:style>
    <style:style style:name="TableColumn644" style:family="table-column">
      <style:table-column-properties style:column-width="10.5819in"/>
    </style:style>
    <style:style style:name="Table643" style:family="table">
      <style:table-properties style:width="10.5819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in none #FFFFFF" fo:background-color="#1F3864" style:writing-mode="lr-tb" fo:padding-top="0.0381in" fo:padding-left="0.0694in" fo:padding-bottom="0.0381in" fo:padding-right="0.0694in">
        <style:background-fill draw:fill="solid" draw:fill-color="#1F3864"/>
      </style:table-cell-properties>
    </style:style>
    <style:style style:name="T647" style:parent-style-name="Absatz-Standardschriftart" style:family="text">
      <style:text-properties fo:font-weight="bold" style:font-weight-asian="bold" style:font-weight-complex="bold" fo:color="#FFFFFF" fo:font-size="9.5pt" style:font-size-asian="9.5pt" style:font-size-complex="9.5pt"/>
    </style:style>
    <style:style style:name="P648" style:parent-style-name="Standard" style:family="paragraph">
      <style:paragraph-properties fo:margin-top="0.0416in"/>
    </style:style>
    <style:style style:name="TableColumn650" style:family="table-column">
      <style:table-column-properties style:column-width="3.527in"/>
    </style:style>
    <style:style style:name="TableColumn651" style:family="table-column">
      <style:table-column-properties style:column-width="3.527in"/>
    </style:style>
    <style:style style:name="TableColumn652" style:family="table-column">
      <style:table-column-properties style:column-width="3.5277in"/>
    </style:style>
    <style:style style:name="Table649" style:family="table">
      <style:table-properties style:width="10.5819in" fo:margin-left="0in" table:align="left"/>
    </style:style>
    <style:style style:name="TableRow653" style:family="table-row">
      <style:table-row-properties/>
    </style:style>
    <style:style style:name="TableCell65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55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5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5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65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5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660" style:parent-style-name="Absatz-Standardschriftart" style:family="text">
      <style:text-properties fo:font-size="11pt" style:font-size-asian="11pt" style:font-size-complex="11pt"/>
    </style:style>
    <style:style style:name="T661" style:parent-style-name="Absatz-Standardschriftart" style:family="text">
      <style:text-properties fo:color="#595959" fo:font-size="7.5pt" style:font-size-asian="7.5pt" style:font-size-complex="7.5pt"/>
    </style:style>
    <style:style style:name="P662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63" style:parent-style-name="Absatz-Standardschriftart" style:family="text">
      <style:text-properties fo:font-size="11pt" style:font-size-asian="11pt" style:font-size-complex="11pt"/>
    </style:style>
    <style:style style:name="TableCell66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65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66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667" style:parent-style-name="Absatz-Standardschriftart" style:family="text">
      <style:text-properties fo:font-size="11pt" style:font-size-asian="11pt" style:font-size-complex="11pt"/>
    </style:style>
    <style:style style:name="T668" style:parent-style-name="Absatz-Standardschriftart" style:family="text">
      <style:text-properties fo:color="#595959" fo:font-size="7.5pt" style:font-size-asian="7.5pt" style:font-size-complex="7.5pt"/>
    </style:style>
    <style:style style:name="P669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70" style:parent-style-name="Absatz-Standardschriftart" style:family="text">
      <style:text-properties fo:font-size="11pt" style:font-size-asian="11pt" style:font-size-complex="11pt"/>
    </style:style>
    <style:style style:name="TableCell67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7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673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51in"/>
    </style:style>
    <style:style style:name="T674" style:parent-style-name="Absatz-Standardschriftart" style:family="text">
      <style:text-properties fo:font-size="11pt" style:font-size-asian="11pt" style:font-size-complex="11pt"/>
    </style:style>
    <style:style style:name="T675" style:parent-style-name="Absatz-Standardschriftart" style:family="text">
      <style:text-properties fo:color="#595959" fo:font-size="7.5pt" style:font-size-asian="7.5pt" style:font-size-complex="7.5pt"/>
    </style:style>
    <style:style style:name="P676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451in"/>
    </style:style>
    <style:style style:name="T677" style:parent-style-name="Absatz-Standardschriftart" style:family="text">
      <style:text-properties fo:font-size="11pt" style:font-size-asian="11pt" style:font-size-complex="11pt"/>
    </style:style>
    <style:style style:name="P678" style:parent-style-name="Standard" style:family="paragraph">
      <style:paragraph-properties fo:margin-top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ERMITTLUNGSPROTOKOLL</text:span></text:p>
            <text:p text:style-name="P7"><text:span text:style-name="T8">Wirtschaftsprüfung</text:span><text:span text:style-name="T9"><text:s/>BPK <text:s/>| <text:s/>Fallstudie: Bergisches Papierkontor GmbH</text:span></text:p>
            <text:p text:style-name="P10"><text:span text:style-name="T11">Fach: Rechnungswesen <text:s/>| <text:s/>Berufsschule / Sek II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Standard"><text:span text:style-name="T17">SITUATIONSBESCHREIBUNG</text:span></text:p>
            <text:p text:style-name="P18"/>
            <text:p text:style-name="Standard"><text:span text:style-name="T19">Die ersten Hinweise auf<text:s/></text:span><text:span text:style-name="T20">Unregelmäßigkeiten</text:span><text:span text:style-name="T21"><text:s/>beim Betriebspr</text:span><text:span text:style-name="T22">ü</text:span><text:span text:style-name="T23">fungskunden (BPK) liegen vor. Unklar ist, wie tief die Verflechtungen gehen. Die Wirtschaftspr</text:span><text:span text:style-name="T24">ü</text:span><text:span text:style-name="T25">fungseinheit beginnt mit der systematischen Sichtung der Unterlagen des BPK (Eingangsrechnungen, Ausgangsrechnungen,<text:s/></text:span><text:span text:style-name="T26">Kontoauszüge</text:span><text:span text:style-name="T27">). Dabei treten erste<text:s/></text:span><text:span text:style-name="T28">Auffälligkeiten</text:span><text:span text:style-name="T29"><text:s/>auf, die korrekt zugeordnet und bewertet werden<text:s/></text:span><text:span text:style-name="T30">müssen</text:span><text:span text:style-name="T31">.</text:span></text:p>
            <text:p text:style-name="P32"/>
            <text:p text:style-name="Standard"><text:span text:style-name="T33">Eure Aufgabe: Erfasst alle<text:s/></text:span><text:span text:style-name="T34">Auffälligkeiten</text:span><text:span text:style-name="T35"><text:s/></text:span><text:span text:style-name="T36">vollständig</text:span><text:span text:style-name="T37">,<text:s/></text:span><text:span text:style-name="T38">begründet</text:span><text:span text:style-name="T39"><text:s/>jede Eintragung fachlich und bewertet die Risikostufe. Das Protokoll ist Grundlage<text:s/></text:span><text:span text:style-name="T40">für</text:span><text:span text:style-name="T41"><text:s/>den Abschlussbericht an den Mandanten.</text:span></text:p>
          </table:table-cell>
        </table:table-row>
      </table:table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Standard"><text:span text:style-name="T47">Allgemeine Angaben zum Pruefungsvorgang</text:span></text:p>
          </table:table-cell>
        </table:table-row>
      </table:table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Standard"><text:span text:style-name="T55">Pr</text:span><text:span text:style-name="T56">ü</text:span><text:span text:style-name="T57">fungsteam</text:span></text:p>
            <text:p text:style-name="P58"><text:span text:style-name="T59"><text:s/></text:span></text:p>
          </table:table-cell>
          <table:table-cell table:style-name="TableCell60">
            <text:p text:style-name="Standard"><text:span text:style-name="T61">Pr</text:span><text:span text:style-name="T62">ü</text:span><text:span text:style-name="T63">fungsdatum</text:span></text:p>
            <text:p text:style-name="P64"><text:span text:style-name="T65"><text:s/></text:span></text:p>
          </table:table-cell>
          <table:table-cell table:style-name="TableCell66">
            <text:p text:style-name="Standard"><text:span text:style-name="T67">Prüfungs</text:span><text:span text:style-name="T68">-ID / Aktenzeichen</text:span></text:p>
            <text:p text:style-name="P69"><text:span text:style-name="T70"><text:s/></text:span></text:p>
          </table:table-cell>
        </table:table-row>
        <table:table-row table:style-name="TableRow71">
          <table:table-cell table:style-name="TableCell72">
            <text:p text:style-name="Standard"><text:span text:style-name="T73">Mandant (BPK)</text:span></text:p>
            <text:p text:style-name="Standard"><text:span text:style-name="T74">Betriebspr</text:span><text:span text:style-name="T75">ü</text:span><text:span text:style-name="T76">fungskunde GmbH</text:span></text:p>
            <text:p text:style-name="P77"><text:span text:style-name="T78"><text:s/></text:span></text:p>
          </table:table-cell>
          <table:table-cell table:style-name="TableCell79">
            <text:p text:style-name="Standard"><text:span text:style-name="T80">Pr</text:span><text:span text:style-name="T81">ü</text:span><text:span text:style-name="T82">fungszeitraum</text:span></text:p>
            <text:p text:style-name="P83"><text:span text:style-name="T84"><text:s/></text:span></text:p>
          </table:table-cell>
          <table:table-cell table:style-name="TableCell85">
            <text:p text:style-name="Standard"><text:span text:style-name="T86">Seite / Blatt</text:span></text:p>
            <text:p text:style-name="P87"><text:span text:style-name="T88"><text:s/></text:span></text:p>
          </table:table-cell>
        </table:table-row>
      </table:table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Standard"><text:span text:style-name="T94">Alle Felder<text:s/></text:span><text:span text:style-name="T95">vollständig</text:span><text:span text:style-name="T96"><text:s/></text:span><text:span text:style-name="T97">ausfüllen</text:span><text:span text:style-name="T98">. Risikostufe: NIEDRIG | MITTEL | HOCH | KRITISCH <text:s/>| <text:s/>Status: offen / in<text:s/></text:span><text:span text:style-name="T99">Klärung</text:span><text:span text:style-name="T100"><text:s/>/<text:s/></text:span><text:span text:style-name="T101">geklärt</text:span></text:p>
          </table:table-cell>
        </table:table-row>
      </table:table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Standard"><text:span text:style-name="T107">Befundtabelle <text:s/>– <text:s/>Systematische Dokumentation aller Auffaelligkeiten</text:span></text:p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header-rows>
          <table:table-row table:style-name="TableRow121">
            <table:table-cell table:style-name="TableCell122">
              <text:p text:style-name="P123"><text:span text:style-name="T124">Nr.</text:span></text:p>
            </table:table-cell>
            <table:table-cell table:style-name="TableCell125">
              <text:p text:style-name="P126"><text:span text:style-name="T127">Datum (Beleg)</text:span></text:p>
            </table:table-cell>
            <table:table-cell table:style-name="TableCell128">
              <text:p text:style-name="P129"><text:span text:style-name="T130">Belegnummer</text:span></text:p>
            </table:table-cell>
            <table:table-cell table:style-name="TableCell131">
              <text:p text:style-name="P132"><text:span text:style-name="T133">Belegart (ER/AR/KA)</text:span></text:p>
            </table:table-cell>
            <table:table-cell table:style-name="TableCell134">
              <text:p text:style-name="P135"><text:span text:style-name="T136">Geschäftspartner</text:span><text:span text:style-name="T137"><text:s/>/ Gegenkonto</text:span></text:p>
            </table:table-cell>
            <table:table-cell table:style-name="TableCell138">
              <text:p text:style-name="P139"><text:span text:style-name="T140">Betrag (EUR)</text:span></text:p>
            </table:table-cell>
            <table:table-cell table:style-name="TableCell141">
              <text:p text:style-name="P142"><text:span text:style-name="T143">Auffälligkeit</text:span><text:span text:style-name="T144"><text:s/>/ Befund (</text:span><text:span text:style-name="T145">präzise</text:span><text:span text:style-name="T146"><text:s/>beschreiben)</text:span></text:p>
            </table:table-cell>
            <table:table-cell table:style-name="TableCell147">
              <text:p text:style-name="P148"><text:span text:style-name="T149">Risiko- stufe</text:span></text:p>
            </table:table-cell>
            <table:table-cell table:style-name="TableCell150">
              <text:p text:style-name="P151"><text:span text:style-name="T152">Zugeordnete<text:s/></text:span><text:span text:style-name="T153">Prüferin</text:span></text:p>
            </table:table-cell>
            <table:table-cell table:style-name="TableCell154">
              <text:p text:style-name="P155"><text:span text:style-name="T156">Maßnahme</text:span><text:span text:style-name="T157"><text:s/>/<text:s/></text:span><text:span text:style-name="T158">nächster</text:span><text:span text:style-name="T159"><text:s/>Schritt</text:span></text:p>
            </table:table-cell>
            <table:table-cell table:style-name="TableCell160">
              <text:p text:style-name="P161"><text:span text:style-name="T162">Status</text:span></text:p>
            </table:table-cell>
          </table:table-row>
        </table:table-header-rows>
        <table:table-row table:style-name="TableRow163">
          <table:table-cell table:style-name="TableCell164">
            <text:p text:style-name="P165"><text:span text:style-name="T166">1</text:span></text:p>
          </table:table-cell>
          <table:table-cell table:style-name="TableCell167">
            <text:p text:style-name="P168"><text:span text:style-name="T169">03.06.2024</text:span></text:p>
          </table:table-cell>
          <table:table-cell table:style-name="TableCell170">
            <text:p text:style-name="Standard"><text:span text:style-name="T171">ER-2024-0441</text:span></text:p>
          </table:table-cell>
          <table:table-cell table:style-name="TableCell172">
            <text:p text:style-name="Standard"><text:span text:style-name="T173">Eingangsrechnung</text:span></text:p>
          </table:table-cell>
          <table:table-cell table:style-name="TableCell174">
            <text:p text:style-name="Standard"><text:span text:style-name="T175">Maxi Supplies GmbH</text:span></text:p>
          </table:table-cell>
          <table:table-cell table:style-name="TableCell176">
            <text:p text:style-name="P177"><text:span text:style-name="T178">14.850,00</text:span></text:p>
          </table:table-cell>
          <table:table-cell table:style-name="TableCell179">
            <text:p text:style-name="Standard"><text:span text:style-name="T180">Betrag<text:s/></text:span><text:span text:style-name="T181">ungewöhnlich</text:span><text:span text:style-name="T182"><text:s/>hoch im Vergleich zum Vormonat (Durchschnitt 3.200 EUR). Kein Rahmenvertrag vorhanden. Lieferschein fehlt.</text:span></text:p>
          </table:table-cell>
          <table:table-cell table:style-name="TableCell183">
            <text:p text:style-name="P184"><text:span text:style-name="T185">HOCH</text:span></text:p>
          </table:table-cell>
          <table:table-cell table:style-name="TableCell186">
            <text:p text:style-name="Standard"/>
          </table:table-cell>
          <table:table-cell table:style-name="TableCell187">
            <text:p text:style-name="Standard"><text:span text:style-name="T188">Originalbeleg anfordern, Lieferschein<text:s/></text:span><text:span text:style-name="T189">prüfen</text:span><text:span text:style-name="T190">, Preisvergleich</text:span></text:p>
          </table:table-cell>
          <table:table-cell table:style-name="TableCell191">
            <text:p text:style-name="P192"><text:span text:style-name="T193">offen</text:span></text:p>
          </table:table-cell>
        </table:table-row>
        <table:table-row table:style-name="TableRow194">
          <table:table-cell table:style-name="TableCell195">
            <text:p text:style-name="P196"><text:span text:style-name="T197">2</text:span></text:p>
          </table:table-cell>
          <table:table-cell table:style-name="TableCell198">
            <text:p text:style-name="P199"><text:span text:style-name="T200">07.06.2024</text:span></text:p>
          </table:table-cell>
          <table:table-cell table:style-name="TableCell201">
            <text:p text:style-name="Standard"><text:span text:style-name="T202">AR-2024-0312</text:span></text:p>
          </table:table-cell>
          <table:table-cell table:style-name="TableCell203">
            <text:p text:style-name="Standard"><text:span text:style-name="T204">Ausgangsrechnung</text:span></text:p>
          </table:table-cell>
          <table:table-cell table:style-name="TableCell205">
            <text:p text:style-name="Standard"><text:span text:style-name="T206">Kundenname GmbH</text:span></text:p>
          </table:table-cell>
          <table:table-cell table:style-name="TableCell207">
            <text:p text:style-name="P208"><text:span text:style-name="T209">22.000,00</text:span></text:p>
          </table:table-cell>
          <table:table-cell table:style-name="TableCell210">
            <text:p text:style-name="Standard"><text:span text:style-name="T211">Rechnung ohne Umsatzsteuerausweis auf Briefpapier. Rechnungsempf</text:span><text:span text:style-name="T212">ä</text:span><text:span text:style-name="T213">nger entspricht nicht dem Vertragspartner laut CRM.</text:span></text:p>
          </table:table-cell>
          <table:table-cell table:style-name="TableCell214">
            <text:p text:style-name="P215"><text:span text:style-name="T216">KRITISCH</text:span></text:p>
          </table:table-cell>
          <table:table-cell table:style-name="TableCell217">
            <text:p text:style-name="Standard"/>
          </table:table-cell>
          <table:table-cell table:style-name="TableCell218">
            <text:p text:style-name="Standard"><text:span text:style-name="T219">Steuerberater informieren, Vertragsunterlagen beiziehen,<text:s/></text:span><text:span text:style-name="T220">Rückfrage</text:span><text:span text:style-name="T221"><text:s/>an BPK</text:span></text:p>
          </table:table-cell>
          <table:table-cell table:style-name="TableCell222">
            <text:p text:style-name="P223"><text:span text:style-name="T224">offen</text:span></text:p>
          </table:table-cell>
        </table:table-row>
        <table:table-row table:style-name="TableRow225">
          <table:table-cell table:style-name="TableCell226">
            <text:p text:style-name="P227"><text:span text:style-name="T228">3</text:span></text:p>
          </table:table-cell>
          <table:table-cell table:style-name="TableCell229">
            <text:p text:style-name="P230"><text:span text:style-name="T231">10.06.2024</text:span></text:p>
          </table:table-cell>
          <table:table-cell table:style-name="TableCell232">
            <text:p text:style-name="Standard"><text:span text:style-name="T233">KA-2024-0089</text:span></text:p>
          </table:table-cell>
          <table:table-cell table:style-name="TableCell234">
            <text:p text:style-name="Standard"><text:span text:style-name="T235">Kontoauszug</text:span></text:p>
          </table:table-cell>
          <table:table-cell table:style-name="TableCell236">
            <text:p text:style-name="Standard"><text:span text:style-name="T237">Unbekannt</text:span></text:p>
          </table:table-cell>
          <table:table-cell table:style-name="TableCell238">
            <text:p text:style-name="P239"><text:span text:style-name="T240">3.400,00</text:span></text:p>
          </table:table-cell>
          <table:table-cell table:style-name="TableCell241">
            <text:p text:style-name="Standard"><text:span text:style-name="T242">Barabhebung ohne<text:s/></text:span><text:span text:style-name="T243">zugehörigen</text:span><text:span text:style-name="T244"><text:s/>Kassenbeleg. Buchungstext leer. Keine<text:s/></text:span><text:soft-page-break/><text:span text:style-name="T245">interne Genehmigung erkennbar.</text:span></text:p>
          </table:table-cell>
          <table:table-cell table:style-name="TableCell246">
            <text:p text:style-name="P247"><text:span text:style-name="T248">MITTEL</text:span></text:p>
          </table:table-cell>
          <table:table-cell table:style-name="TableCell249">
            <text:p text:style-name="Standard"/>
          </table:table-cell>
          <table:table-cell table:style-name="TableCell250">
            <text:p text:style-name="Standard"><text:span text:style-name="T251">Kassenführung</text:span><text:span text:style-name="T252"><text:s/></text:span><text:span text:style-name="T253">prüfen</text:span><text:span text:style-name="T254">, Genehmigungsnachweis anfordern</text:span></text:p>
          </table:table-cell>
          <table:table-cell table:style-name="TableCell255">
            <text:p text:style-name="P256"><text:span text:style-name="T257">offen</text:span></text:p>
          </table:table-cell>
        </table:table-row>
        <table:table-row table:style-name="TableRow258">
          <table:table-cell table:style-name="TableCell259" table:number-columns-spanned="11">
            <text:p text:style-name="P260"><text:span text:style-name="T261">Die drei obigen Zeilen zeigen korrekt<text:s/></text:span><text:span text:style-name="T262">ausgefüllte</text:span><text:span text:style-name="T263"><text:s/>Beispieleintr</text:span><text:span text:style-name="T264">ä</text:span><text:span text:style-name="T265">ge. Ab Zeile 4 eigene Befunde dokumentier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>
            <text:p text:style-name="P268"><text:span text:style-name="T269">4</text:span></text:p>
          </table:table-cell>
          <table:table-cell table:style-name="TableCell270">
            <text:p text:style-name="Standard"><text:span text:style-name="T271"><text:s/></text:span></text:p>
          </table:table-cell>
          <table:table-cell table:style-name="TableCell272">
            <text:p text:style-name="Standard"><text:span text:style-name="T273"><text:s/></text:span></text:p>
          </table:table-cell>
          <table:table-cell table:style-name="TableCell274">
            <text:p text:style-name="Standard"><text:span text:style-name="T275"><text:s/></text:span></text:p>
          </table:table-cell>
          <table:table-cell table:style-name="TableCell276">
            <text:p text:style-name="Standard"><text:span text:style-name="T277"><text:s/></text:span></text:p>
          </table:table-cell>
          <table:table-cell table:style-name="TableCell278">
            <text:p text:style-name="Standard"><text:span text:style-name="T279"><text:s/></text:span></text:p>
          </table:table-cell>
          <table:table-cell table:style-name="TableCell280">
            <text:p text:style-name="Standard"><text:span text:style-name="T281"><text:s/></text:span></text:p>
          </table:table-cell>
          <table:table-cell table:style-name="TableCell282">
            <text:p text:style-name="Standard"><text:span text:style-name="T283"><text:s/></text:span></text:p>
          </table:table-cell>
          <table:table-cell table:style-name="TableCell284">
            <text:p text:style-name="Standard"><text:span text:style-name="T285"><text:s/></text:span></text:p>
          </table:table-cell>
          <table:table-cell table:style-name="TableCell286">
            <text:p text:style-name="Standard"><text:span text:style-name="T287"><text:s/></text:span></text:p>
          </table:table-cell>
          <table:table-cell table:style-name="TableCell288">
            <text:p text:style-name="Standard"><text:span text:style-name="T289"><text:s/></text:span></text:p>
          </table:table-cell>
        </table:table-row>
        <table:table-row table:style-name="TableRow290">
          <table:table-cell table:style-name="TableCell291">
            <text:p text:style-name="P292"><text:span text:style-name="T293">5</text:span></text:p>
          </table:table-cell>
          <table:table-cell table:style-name="TableCell294">
            <text:p text:style-name="Standard"><text:span text:style-name="T295"><text:s/></text:span></text:p>
          </table:table-cell>
          <table:table-cell table:style-name="TableCell296">
            <text:p text:style-name="Standard"><text:span text:style-name="T297"><text:s/></text:span></text:p>
          </table:table-cell>
          <table:table-cell table:style-name="TableCell298">
            <text:p text:style-name="Standard"><text:span text:style-name="T299"><text:s/></text:span></text:p>
          </table:table-cell>
          <table:table-cell table:style-name="TableCell300">
            <text:p text:style-name="Standard"><text:span text:style-name="T301"><text:s/></text:span></text:p>
          </table:table-cell>
          <table:table-cell table:style-name="TableCell302">
            <text:p text:style-name="Standard"><text:span text:style-name="T303"><text:s/></text:span></text:p>
          </table:table-cell>
          <table:table-cell table:style-name="TableCell304">
            <text:p text:style-name="Standard"><text:span text:style-name="T305"><text:s/></text:span></text:p>
          </table:table-cell>
          <table:table-cell table:style-name="TableCell306">
            <text:p text:style-name="Standard"><text:span text:style-name="T307"><text:s/></text:span></text:p>
          </table:table-cell>
          <table:table-cell table:style-name="TableCell308">
            <text:p text:style-name="Standard"><text:span text:style-name="T309"><text:s/></text:span></text:p>
          </table:table-cell>
          <table:table-cell table:style-name="TableCell310">
            <text:p text:style-name="Standard"><text:span text:style-name="T311"><text:s/></text:span></text:p>
          </table:table-cell>
          <table:table-cell table:style-name="TableCell312">
            <text:p text:style-name="Standard"><text:span text:style-name="T313"><text:s/></text:span></text:p>
          </table:table-cell>
        </table:table-row>
        <table:table-row table:style-name="TableRow314">
          <table:table-cell table:style-name="TableCell315">
            <text:p text:style-name="P316"><text:span text:style-name="T317">6</text:span></text:p>
          </table:table-cell>
          <table:table-cell table:style-name="TableCell318">
            <text:p text:style-name="Standard"><text:span text:style-name="T319"><text:s/></text:span></text:p>
          </table:table-cell>
          <table:table-cell table:style-name="TableCell320">
            <text:p text:style-name="Standard"><text:span text:style-name="T321"><text:s/></text:span></text:p>
          </table:table-cell>
          <table:table-cell table:style-name="TableCell322">
            <text:p text:style-name="Standard"><text:span text:style-name="T323"><text:s/></text:span></text:p>
          </table:table-cell>
          <table:table-cell table:style-name="TableCell324">
            <text:p text:style-name="Standard"><text:span text:style-name="T325"><text:s/></text:span></text:p>
          </table:table-cell>
          <table:table-cell table:style-name="TableCell326">
            <text:p text:style-name="Standard"><text:span text:style-name="T327"><text:s/></text:span></text:p>
          </table:table-cell>
          <table:table-cell table:style-name="TableCell328">
            <text:p text:style-name="Standard"><text:span text:style-name="T329"><text:s/></text:span></text:p>
          </table:table-cell>
          <table:table-cell table:style-name="TableCell330">
            <text:p text:style-name="Standard"><text:span text:style-name="T331"><text:s/></text:span></text:p>
          </table:table-cell>
          <table:table-cell table:style-name="TableCell332">
            <text:p text:style-name="Standard"><text:span text:style-name="T333"><text:s/></text:span></text:p>
          </table:table-cell>
          <table:table-cell table:style-name="TableCell334">
            <text:p text:style-name="Standard"><text:span text:style-name="T335"><text:s/></text:span></text:p>
          </table:table-cell>
          <table:table-cell table:style-name="TableCell336">
            <text:p text:style-name="Standard"><text:span text:style-name="T337"><text:s/></text:span></text:p>
          </table:table-cell>
        </table:table-row>
        <table:table-row table:style-name="TableRow338">
          <table:table-cell table:style-name="TableCell339">
            <text:p text:style-name="P340"><text:span text:style-name="T341">7</text:span></text:p>
          </table:table-cell>
          <table:table-cell table:style-name="TableCell342">
            <text:p text:style-name="Standard"><text:span text:style-name="T343"><text:s/></text:span></text:p>
          </table:table-cell>
          <table:table-cell table:style-name="TableCell344">
            <text:p text:style-name="Standard"><text:span text:style-name="T345"><text:s/></text:span></text:p>
          </table:table-cell>
          <table:table-cell table:style-name="TableCell346">
            <text:p text:style-name="Standard"><text:span text:style-name="T347"><text:s/></text:span></text:p>
          </table:table-cell>
          <table:table-cell table:style-name="TableCell348">
            <text:p text:style-name="Standard"><text:span text:style-name="T349"><text:s/></text:span></text:p>
          </table:table-cell>
          <table:table-cell table:style-name="TableCell350">
            <text:p text:style-name="Standard"><text:span text:style-name="T351"><text:s/></text:span></text:p>
          </table:table-cell>
          <table:table-cell table:style-name="TableCell352">
            <text:p text:style-name="Standard"><text:span text:style-name="T353"><text:s/></text:span></text:p>
          </table:table-cell>
          <table:table-cell table:style-name="TableCell354">
            <text:p text:style-name="Standard"><text:span text:style-name="T355"><text:s/></text:span></text:p>
          </table:table-cell>
          <table:table-cell table:style-name="TableCell356">
            <text:p text:style-name="Standard"><text:span text:style-name="T357"><text:s/></text:span></text:p>
          </table:table-cell>
          <table:table-cell table:style-name="TableCell358">
            <text:p text:style-name="Standard"><text:span text:style-name="T359"><text:s/></text:span></text:p>
          </table:table-cell>
          <table:table-cell table:style-name="TableCell360">
            <text:p text:style-name="Standard"><text:span text:style-name="T361"><text:s/></text:span></text:p>
          </table:table-cell>
        </table:table-row>
        <table:table-row table:style-name="TableRow362">
          <table:table-cell table:style-name="TableCell363">
            <text:p text:style-name="P364"><text:span text:style-name="T365">8</text:span></text:p>
          </table:table-cell>
          <table:table-cell table:style-name="TableCell366">
            <text:p text:style-name="Standard"><text:span text:style-name="T367"><text:s/></text:span></text:p>
          </table:table-cell>
          <table:table-cell table:style-name="TableCell368">
            <text:p text:style-name="Standard"><text:span text:style-name="T369"><text:s/></text:span></text:p>
          </table:table-cell>
          <table:table-cell table:style-name="TableCell370">
            <text:p text:style-name="Standard"><text:span text:style-name="T371"><text:s/></text:span></text:p>
          </table:table-cell>
          <table:table-cell table:style-name="TableCell372">
            <text:p text:style-name="Standard"><text:span text:style-name="T373"><text:s/></text:span></text:p>
          </table:table-cell>
          <table:table-cell table:style-name="TableCell374">
            <text:p text:style-name="Standard"><text:span text:style-name="T375"><text:s/></text:span></text:p>
          </table:table-cell>
          <table:table-cell table:style-name="TableCell376">
            <text:p text:style-name="Standard"><text:span text:style-name="T377"><text:s/></text:span></text:p>
          </table:table-cell>
          <table:table-cell table:style-name="TableCell378">
            <text:p text:style-name="Standard"><text:span text:style-name="T379"><text:s/></text:span></text:p>
          </table:table-cell>
          <table:table-cell table:style-name="TableCell380">
            <text:p text:style-name="Standard"><text:span text:style-name="T381"><text:s/></text:span></text:p>
          </table:table-cell>
          <table:table-cell table:style-name="TableCell382">
            <text:p text:style-name="Standard"><text:span text:style-name="T383"><text:s/></text:span></text:p>
          </table:table-cell>
          <table:table-cell table:style-name="TableCell384">
            <text:p text:style-name="Standard"><text:span text:style-name="T385"><text:s/></text:span></text:p>
          </table:table-cell>
        </table:table-row>
        <table:table-row table:style-name="TableRow386">
          <table:table-cell table:style-name="TableCell387">
            <text:p text:style-name="P388"><text:span text:style-name="T389">9</text:span></text:p>
          </table:table-cell>
          <table:table-cell table:style-name="TableCell390">
            <text:p text:style-name="Standard"><text:span text:style-name="T391"><text:s/></text:span></text:p>
          </table:table-cell>
          <table:table-cell table:style-name="TableCell392">
            <text:p text:style-name="Standard"><text:span text:style-name="T393"><text:s/></text:span></text:p>
          </table:table-cell>
          <table:table-cell table:style-name="TableCell394">
            <text:p text:style-name="Standard"><text:span text:style-name="T395"><text:s/></text:span></text:p>
          </table:table-cell>
          <table:table-cell table:style-name="TableCell396">
            <text:p text:style-name="Standard"><text:span text:style-name="T397"><text:s/></text:span></text:p>
          </table:table-cell>
          <table:table-cell table:style-name="TableCell398">
            <text:p text:style-name="Standard"><text:span text:style-name="T399"><text:s/></text:span></text:p>
          </table:table-cell>
          <table:table-cell table:style-name="TableCell400">
            <text:p text:style-name="Standard"><text:span text:style-name="T401"><text:s/></text:span></text:p>
          </table:table-cell>
          <table:table-cell table:style-name="TableCell402">
            <text:p text:style-name="Standard"><text:span text:style-name="T403"><text:s/></text:span></text:p>
          </table:table-cell>
          <table:table-cell table:style-name="TableCell404">
            <text:p text:style-name="Standard"><text:span text:style-name="T405"><text:s/></text:span></text:p>
          </table:table-cell>
          <table:table-cell table:style-name="TableCell406">
            <text:p text:style-name="Standard"><text:span text:style-name="T407"><text:s/></text:span></text:p>
          </table:table-cell>
          <table:table-cell table:style-name="TableCell408">
            <text:p text:style-name="Standard"><text:span text:style-name="T409"><text:s/></text:span></text:p>
          </table:table-cell>
        </table:table-row>
        <table:table-row table:style-name="TableRow410">
          <table:table-cell table:style-name="TableCell411">
            <text:p text:style-name="P412"><text:span text:style-name="T413">10</text:span></text:p>
          </table:table-cell>
          <table:table-cell table:style-name="TableCell414">
            <text:p text:style-name="Standard"><text:span text:style-name="T415"><text:s/></text:span></text:p>
          </table:table-cell>
          <table:table-cell table:style-name="TableCell416">
            <text:p text:style-name="Standard"><text:span text:style-name="T417"><text:s/></text:span></text:p>
          </table:table-cell>
          <table:table-cell table:style-name="TableCell418">
            <text:p text:style-name="Standard"><text:span text:style-name="T419"><text:s/></text:span></text:p>
          </table:table-cell>
          <table:table-cell table:style-name="TableCell420">
            <text:p text:style-name="Standard"><text:span text:style-name="T421"><text:s/></text:span></text:p>
          </table:table-cell>
          <table:table-cell table:style-name="TableCell422">
            <text:p text:style-name="Standard"><text:span text:style-name="T423"><text:s/></text:span></text:p>
          </table:table-cell>
          <table:table-cell table:style-name="TableCell424">
            <text:p text:style-name="Standard"><text:span text:style-name="T425"><text:s/></text:span></text:p>
          </table:table-cell>
          <table:table-cell table:style-name="TableCell426">
            <text:p text:style-name="Standard"><text:span text:style-name="T427"><text:s/></text:span></text:p>
          </table:table-cell>
          <table:table-cell table:style-name="TableCell428">
            <text:p text:style-name="Standard"><text:span text:style-name="T429"><text:s/></text:span></text:p>
          </table:table-cell>
          <table:table-cell table:style-name="TableCell430">
            <text:p text:style-name="Standard"><text:span text:style-name="T431"><text:s/></text:span></text:p>
          </table:table-cell>
          <table:table-cell table:style-name="TableCell432">
            <text:p text:style-name="Standard"><text:span text:style-name="T433"><text:s/></text:span></text:p>
          </table:table-cell>
        </table:table-row>
        <table:table-row table:style-name="TableRow434">
          <table:table-cell table:style-name="TableCell435">
            <text:p text:style-name="P436"><text:span text:style-name="T437">11</text:span></text:p>
          </table:table-cell>
          <table:table-cell table:style-name="TableCell438">
            <text:p text:style-name="Standard"><text:span text:style-name="T439"><text:s/></text:span></text:p>
          </table:table-cell>
          <table:table-cell table:style-name="TableCell440">
            <text:p text:style-name="Standard"><text:span text:style-name="T441"><text:s/></text:span></text:p>
          </table:table-cell>
          <table:table-cell table:style-name="TableCell442">
            <text:p text:style-name="Standard"><text:span text:style-name="T443"><text:s/></text:span></text:p>
          </table:table-cell>
          <table:table-cell table:style-name="TableCell444">
            <text:p text:style-name="Standard"><text:span text:style-name="T445"><text:s/></text:span></text:p>
          </table:table-cell>
          <table:table-cell table:style-name="TableCell446">
            <text:p text:style-name="Standard"><text:span text:style-name="T447"><text:s/></text:span></text:p>
          </table:table-cell>
          <table:table-cell table:style-name="TableCell448">
            <text:p text:style-name="Standard"><text:span text:style-name="T449"><text:s/></text:span></text:p>
          </table:table-cell>
          <table:table-cell table:style-name="TableCell450">
            <text:p text:style-name="Standard"><text:span text:style-name="T451"><text:s/></text:span></text:p>
          </table:table-cell>
          <table:table-cell table:style-name="TableCell452">
            <text:p text:style-name="Standard"><text:span text:style-name="T453"><text:s/></text:span></text:p>
          </table:table-cell>
          <table:table-cell table:style-name="TableCell454">
            <text:p text:style-name="Standard"><text:span text:style-name="T455"><text:s/></text:span></text:p>
          </table:table-cell>
          <table:table-cell table:style-name="TableCell456">
            <text:p text:style-name="Standard"><text:span text:style-name="T457"><text:s/></text:span></text:p>
          </table:table-cell>
        </table:table-row>
        <table:table-row table:style-name="TableRow458">
          <table:table-cell table:style-name="TableCell459">
            <text:p text:style-name="P460"><text:span text:style-name="T461">12</text:span></text:p>
          </table:table-cell>
          <table:table-cell table:style-name="TableCell462">
            <text:p text:style-name="Standard"><text:span text:style-name="T463"><text:s/></text:span></text:p>
          </table:table-cell>
          <table:table-cell table:style-name="TableCell464">
            <text:p text:style-name="Standard"><text:span text:style-name="T465"><text:s/></text:span></text:p>
          </table:table-cell>
          <table:table-cell table:style-name="TableCell466">
            <text:p text:style-name="Standard"><text:span text:style-name="T467"><text:s/></text:span></text:p>
          </table:table-cell>
          <table:table-cell table:style-name="TableCell468">
            <text:p text:style-name="Standard"><text:span text:style-name="T469"><text:s/></text:span></text:p>
          </table:table-cell>
          <table:table-cell table:style-name="TableCell470">
            <text:p text:style-name="Standard"><text:span text:style-name="T471"><text:s/></text:span></text:p>
          </table:table-cell>
          <table:table-cell table:style-name="TableCell472">
            <text:p text:style-name="Standard"><text:span text:style-name="T473"><text:s/></text:span></text:p>
          </table:table-cell>
          <table:table-cell table:style-name="TableCell474">
            <text:p text:style-name="Standard"><text:span text:style-name="T475"><text:s/></text:span></text:p>
          </table:table-cell>
          <table:table-cell table:style-name="TableCell476">
            <text:p text:style-name="Standard"><text:span text:style-name="T477"><text:s/></text:span></text:p>
          </table:table-cell>
          <table:table-cell table:style-name="TableCell478">
            <text:p text:style-name="Standard"><text:span text:style-name="T479"><text:s/></text:span></text:p>
          </table:table-cell>
          <table:table-cell table:style-name="TableCell480">
            <text:p text:style-name="Standard"><text:span text:style-name="T481"><text:s/></text:span></text:p>
          </table:table-cell>
        </table:table-row>
        <table:table-row table:style-name="TableRow482">
          <table:table-cell table:style-name="TableCell483">
            <text:p text:style-name="P484"><text:span text:style-name="T485">13</text:span></text:p>
          </table:table-cell>
          <table:table-cell table:style-name="TableCell486">
            <text:p text:style-name="Standard"><text:span text:style-name="T487"><text:s/></text:span></text:p>
          </table:table-cell>
          <table:table-cell table:style-name="TableCell488">
            <text:p text:style-name="Standard"><text:span text:style-name="T489"><text:s/></text:span></text:p>
          </table:table-cell>
          <table:table-cell table:style-name="TableCell490">
            <text:p text:style-name="Standard"><text:span text:style-name="T491"><text:s/></text:span></text:p>
          </table:table-cell>
          <table:table-cell table:style-name="TableCell492">
            <text:p text:style-name="Standard"><text:span text:style-name="T493"><text:s/></text:span></text:p>
          </table:table-cell>
          <table:table-cell table:style-name="TableCell494">
            <text:p text:style-name="Standard"><text:span text:style-name="T495"><text:s/></text:span></text:p>
          </table:table-cell>
          <table:table-cell table:style-name="TableCell496">
            <text:p text:style-name="Standard"><text:span text:style-name="T497"><text:s/></text:span></text:p>
          </table:table-cell>
          <table:table-cell table:style-name="TableCell498">
            <text:p text:style-name="Standard"><text:span text:style-name="T499"><text:s/></text:span></text:p>
          </table:table-cell>
          <table:table-cell table:style-name="TableCell500">
            <text:p text:style-name="Standard"><text:span text:style-name="T501"><text:s/></text:span></text:p>
          </table:table-cell>
          <table:table-cell table:style-name="TableCell502">
            <text:p text:style-name="Standard"><text:span text:style-name="T503"><text:s/></text:span></text:p>
          </table:table-cell>
          <table:table-cell table:style-name="TableCell504">
            <text:p text:style-name="Standard"><text:span text:style-name="T505"><text:s/></text:span></text:p>
          </table:table-cell>
        </table:table-row>
        <table:table-row table:style-name="TableRow506">
          <table:table-cell table:style-name="TableCell507">
            <text:p text:style-name="P508"><text:span text:style-name="T509">14</text:span></text:p>
          </table:table-cell>
          <table:table-cell table:style-name="TableCell510">
            <text:p text:style-name="Standard"><text:span text:style-name="T511"><text:s/></text:span></text:p>
          </table:table-cell>
          <table:table-cell table:style-name="TableCell512">
            <text:p text:style-name="Standard"><text:span text:style-name="T513"><text:s/></text:span></text:p>
          </table:table-cell>
          <table:table-cell table:style-name="TableCell514">
            <text:p text:style-name="Standard"><text:span text:style-name="T515"><text:s/></text:span></text:p>
          </table:table-cell>
          <table:table-cell table:style-name="TableCell516">
            <text:p text:style-name="Standard"><text:span text:style-name="T517"><text:s/></text:span></text:p>
          </table:table-cell>
          <table:table-cell table:style-name="TableCell518">
            <text:p text:style-name="Standard"><text:span text:style-name="T519"><text:s/></text:span></text:p>
          </table:table-cell>
          <table:table-cell table:style-name="TableCell520">
            <text:p text:style-name="Standard"><text:span text:style-name="T521"><text:s/></text:span></text:p>
          </table:table-cell>
          <table:table-cell table:style-name="TableCell522">
            <text:p text:style-name="Standard"><text:span text:style-name="T523"><text:s/></text:span></text:p>
          </table:table-cell>
          <table:table-cell table:style-name="TableCell524">
            <text:p text:style-name="Standard"><text:span text:style-name="T525"><text:s/></text:span></text:p>
          </table:table-cell>
          <table:table-cell table:style-name="TableCell526">
            <text:p text:style-name="Standard"><text:span text:style-name="T527"><text:s/></text:span></text:p>
          </table:table-cell>
          <table:table-cell table:style-name="TableCell528">
            <text:p text:style-name="Standard"><text:span text:style-name="T529"><text:s/></text:span></text:p>
          </table:table-cell>
        </table:table-row>
        <table:table-row table:style-name="TableRow530">
          <table:table-cell table:style-name="TableCell531">
            <text:p text:style-name="P532"><text:span text:style-name="T533">15</text:span></text:p>
          </table:table-cell>
          <table:table-cell table:style-name="TableCell534">
            <text:p text:style-name="Standard"><text:span text:style-name="T535"><text:s/></text:span></text:p>
          </table:table-cell>
          <table:table-cell table:style-name="TableCell536">
            <text:p text:style-name="Standard"><text:span text:style-name="T537"><text:s/></text:span></text:p>
          </table:table-cell>
          <table:table-cell table:style-name="TableCell538">
            <text:p text:style-name="Standard"><text:span text:style-name="T539"><text:s/></text:span></text:p>
          </table:table-cell>
          <table:table-cell table:style-name="TableCell540">
            <text:p text:style-name="Standard"><text:span text:style-name="T541"><text:s/></text:span></text:p>
          </table:table-cell>
          <table:table-cell table:style-name="TableCell542">
            <text:p text:style-name="Standard"><text:span text:style-name="T543"><text:s/></text:span></text:p>
          </table:table-cell>
          <table:table-cell table:style-name="TableCell544">
            <text:p text:style-name="Standard"><text:span text:style-name="T545"><text:s/></text:span></text:p>
          </table:table-cell>
          <table:table-cell table:style-name="TableCell546">
            <text:p text:style-name="Standard"><text:span text:style-name="T547"><text:s/></text:span></text:p>
          </table:table-cell>
          <table:table-cell table:style-name="TableCell548">
            <text:p text:style-name="Standard"><text:span text:style-name="T549"><text:s/></text:span></text:p>
          </table:table-cell>
          <table:table-cell table:style-name="TableCell550">
            <text:p text:style-name="Standard"><text:span text:style-name="T551"><text:s/></text:span></text:p>
          </table:table-cell>
          <table:table-cell table:style-name="TableCell552">
            <text:p text:style-name="Standard"><text:span text:style-name="T553"><text:s/></text:span></text:p>
          </table:table-cell>
        </table:table-row>
      </table:table>
      <text:p text:style-name="P554"/>
      <text:p text:style-name="Standard"><text:line-break/></text:p>
      <table:table table:style-name="Table555">
        <table:table-columns>
          <table:table-column table:style-name="TableColumn556"/>
        </table:table-columns>
        <table:table-row table:style-name="TableRow557">
          <table:table-cell table:style-name="TableCell558">
            <text:p text:style-name="Standard"><text:span text:style-name="T559">Bewertungslegende fuer Risikostufen</text:span></text:p>
          </table:table-cell>
        </table:table-row>
      </table:table>
      <text:p text:style-name="P560"/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<text:span text:style-name="T569">NIEDRIG</text:span></text:p>
            <text:p text:style-name="P570"/>
            <text:p text:style-name="Standard"><text:span text:style-name="T571">Formaler Mangel ohne finanziellen Einfluss. Dokumentationspflicht gegeben.</text:span></text:p>
          </table:table-cell>
          <table:table-cell table:style-name="TableCell572">
            <text:p text:style-name="P573"><text:span text:style-name="T574">MITTEL</text:span></text:p>
            <text:p text:style-name="P575"/>
            <text:p text:style-name="Standard"><text:span text:style-name="T576">Unvollständige</text:span><text:span text:style-name="T577"><text:s/>Unterlagen oder<text:s/></text:span><text:span text:style-name="T578">ungewöhnliche</text:span><text:span text:style-name="T579"><text:s/>Buchung.<text:s/></text:span><text:span text:style-name="T580">Klärung</text:span><text:span text:style-name="T581"><text:s/>erforderlich.</text:span></text:p>
          </table:table-cell>
          <table:table-cell table:style-name="TableCell582">
            <text:p text:style-name="P583"><text:span text:style-name="T584">HOCH</text:span></text:p>
            <text:p text:style-name="P585"/>
            <text:p text:style-name="Standard"><text:span text:style-name="T586">Deutliche Abweichungen, fehlende Belege,<text:s/></text:span><text:span text:style-name="T587">mögliche</text:span><text:span text:style-name="T588"><text:s/>Steuerrelevanz.</text:span></text:p>
          </table:table-cell>
          <table:table-cell table:style-name="TableCell589">
            <text:p text:style-name="P590"><text:span text:style-name="T591">KRITISCH</text:span></text:p>
            <text:p text:style-name="P592"/>
            <text:p text:style-name="Standard"><text:span text:style-name="T593">Hinweis auf Betrug,<text:s/></text:span><text:span text:style-name="T594">Urkundenfälschung</text:span><text:span text:style-name="T595"><text:s/>oder steuerliche Delikte. Sofortmeldung.</text:span></text:p>
          </table:table-cell>
        </table:table-row>
      </table:table>
      <text:p text:style-name="P596"/>
      <table:table table:style-name="Table597">
        <table:table-columns>
          <table:table-column table:style-name="TableColumn598"/>
        </table:table-columns>
        <table:table-row table:style-name="TableRow599">
          <table:table-cell table:style-name="TableCell600">
            <text:p text:style-name="Standard"><text:span text:style-name="T601">Prüfliste</text:span><text:span text:style-name="T602"><text:s/>vor Abgabe des Protokolls</text:span></text:p>
          </table:table-cell>
        </table:table-row>
      </table:table>
      <text:p text:style-name="P603"/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o <text:s text:c="2"/></text:span><text:span text:style-name="T611">Alle<text:s/></text:span><text:span text:style-name="T612">Auffälligkeiten</text:span><text:span text:style-name="T613"><text:s/>mit Belegnummer und Datum erfasst</text:span></text:p>
          </table:table-cell>
          <table:table-cell table:style-name="TableCell614">
            <text:p text:style-name="P615"><text:span text:style-name="T616">o <text:s text:c="2"/></text:span><text:span text:style-name="T617">Risikostufe<text:s/></text:span><text:span text:style-name="T618">für</text:span><text:span text:style-name="T619"><text:s/>jeden Befund vergeben (NIEDRIG / MITTEL / HOCH / KRITISCH)</text:span></text:p>
          </table:table-cell>
        </table:table-row>
        <table:table-row table:style-name="TableRow620">
          <table:table-cell table:style-name="TableCell621">
            <text:p text:style-name="P622"><text:span text:style-name="T623">o <text:s text:c="2"/></text:span><text:span text:style-name="T624">Maßnahmen</text:span><text:span text:style-name="T625"><text:s/>und<text:s/></text:span><text:span text:style-name="T626">nächste</text:span><text:span text:style-name="T627"><text:s/>Schritte konkret und umsetzbar beschrieben</text:span></text:p>
          </table:table-cell>
          <table:table-cell table:style-name="TableCell628">
            <text:p text:style-name="P629"><text:span text:style-name="T630">o <text:s text:c="2"/></text:span><text:span text:style-name="T631">Prüferin</text:span><text:span text:style-name="T632"><text:s/>je Befund namentlich zugeordnet</text:span></text:p>
          </table:table-cell>
        </table:table-row>
        <table:table-row table:style-name="TableRow633">
          <table:table-cell table:style-name="TableCell634">
            <text:p text:style-name="P635"><text:span text:style-name="T636">o <text:s text:c="2"/></text:span><text:span text:style-name="T637">Fehlende Belege als offene Punkte markiert und zur Nachforderung vorgemerkt</text:span></text:p>
          </table:table-cell>
          <table:table-cell table:style-name="TableCell638">
            <text:p text:style-name="P639"><text:span text:style-name="T640">o <text:s text:c="2"/></text:span><text:span text:style-name="T641">Kritische Befunde dem / der Teamleiter:in gemeldet und dokumentiert</text:span></text:p>
          </table:table-cell>
        </table:table-row>
      </table:table>
      <text:p text:style-name="P642"/>
      <table:table table:style-name="Table643">
        <table:table-columns>
          <table:table-column table:style-name="TableColumn644"/>
        </table:table-columns>
        <table:table-row table:style-name="TableRow645">
          <table:table-cell table:style-name="TableCell646">
            <text:soft-page-break/>
            <text:p text:style-name="Standard"><text:span text:style-name="T647">Abschluss und Freigabe</text:span></text:p>
          </table:table-cell>
        </table:table-row>
      </table:table>
      <text:p text:style-name="P648"/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Standard"><text:span text:style-name="T655">Unterschrift<text:s/></text:span><text:span text:style-name="T656">Prüferin</text:span><text:span text:style-name="T657"><text:s/>/<text:s/></text:span><text:span text:style-name="T658">Prüfer</text:span></text:p>
            <text:p text:style-name="P659"><text:span text:style-name="T660"><text:s/></text:span></text:p>
            <text:p text:style-name="Standard"><text:span text:style-name="T661">Name in Druckbuchstaben:</text:span></text:p>
            <text:p text:style-name="P662"><text:span text:style-name="T663"><text:s/></text:span></text:p>
          </table:table-cell>
          <table:table-cell table:style-name="TableCell664">
            <text:p text:style-name="Standard"><text:span text:style-name="T665">Gegenzeichnung (Teamleitung)</text:span></text:p>
            <text:p text:style-name="P666"><text:span text:style-name="T667"><text:s/></text:span></text:p>
            <text:p text:style-name="Standard"><text:span text:style-name="T668">Name in Druckbuchstaben:</text:span></text:p>
            <text:p text:style-name="P669"><text:span text:style-name="T670"><text:s/></text:span></text:p>
          </table:table-cell>
          <table:table-cell table:style-name="TableCell671">
            <text:p text:style-name="Standard"><text:span text:style-name="T672">Freigabe Ausbilder:in / Korrektor:in</text:span></text:p>
            <text:p text:style-name="P673"><text:span text:style-name="T674"><text:s/></text:span></text:p>
            <text:p text:style-name="Standard"><text:span text:style-name="T675">Datum und Stempel:</text:span></text:p>
            <text:p text:style-name="P676"><text:span text:style-name="T677"><text:s/></text:span></text:p>
          </table:table-cell>
        </table:table-row>
      </table:table>
      <text:p text:style-name="P6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11.693in" fo:page-height="8.268in" style:print-orientation="landscape" fo:margin-top="0.5in" fo:margin-left="0.5555in" fo:margin-bottom="0.5in" fo:margin-right="0.5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23T10:52:00Z</meta:creation-date>
    <dc:date>2026-03-23T10:52:00Z</dc:date>
    <meta:template xlink:href="Normal" xlink:type="simple"/>
    <meta:editing-cycles>2</meta:editing-cycles>
    <meta:editing-duration>PT0S</meta:editing-duration>
    <meta:document-statistic meta:page-count="3" meta:paragraph-count="7" meta:word-count="480" meta:character-count="3504" meta:row-count="25" meta:non-whitespace-character-count="3031"/>
  </office:meta>
</office:document-meta>
</file>